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fo:margin-bottom="0cm" style:writing-mode="lr-tb"/>
    </style:style>
    <style:style style:name="T1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justify" fo:break-before="auto" fo:line-height="115%" fo:margin-bottom="0cm" style:writing-mode="lr-tb"/>
    </style:style>
    <style:style style:name="T2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justify" fo:break-before="auto" fo:line-height="115%" fo:margin-bottom="0cm" style:writing-mode="lr-tb"/>
    </style:style>
    <style:style style:name="T3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justify" fo:break-before="auto" fo:line-height="115%" fo:margin-bottom="0cm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justify" fo:break-before="auto" fo:line-height="115%" fo:margin-bottom="0cm" style:writing-mode="lr-tb"/>
    </style:style>
    <style:style style:name="T5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text-align="justify" fo:break-before="auto" fo:line-height="115%" fo:margin-bottom="0cm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justify" fo:break-before="auto" fo:line-height="115%" fo:margin-bottom="0cm" style:writing-mode="lr-tb"/>
    </style:style>
    <style:style style:name="T7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justify" fo:break-before="auto" fo:line-height="115%" fo:margin-bottom="0cm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justify" fo:break-before="auto" fo:line-height="115%" fo:margin-bottom="0cm" style:writing-mode="lr-tb"/>
    </style:style>
    <style:style style:name="T9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7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8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9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0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7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8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19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0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7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8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29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0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_3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text-align="justify" fo:break-before="auto" fo:line-height="115%" fo:margin-bottom="0cm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justify" fo:break-before="auto" fo:line-height="115%" fo:margin-bottom="0cm" style:writing-mode="lr-tb"/>
    </style:style>
    <style:style style:name="T11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_7" style:family="text"/>
    <style:style style:name="T11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_10" style:family="text"/>
    <style:style style:name="T11_11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_13" style:family="text"/>
    <style:style style:name="T11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2" style:family="paragraph" style:parent-style-name="Standard">
      <style:paragraph-properties fo:text-align="justify" fo:break-before="auto" fo:line-height="115%" fo:margin-bottom="0cm" style:writing-mode="lr-tb"/>
    </style:style>
    <style:style style:name="T12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2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2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2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2_7" style:family="text"/>
    <style:style style:name="T12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2_10" style:family="text"/>
    <style:style style:name="T12_11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2_13" style:family="text"/>
    <style:style style:name="T12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3" style:family="paragraph" style:parent-style-name="Standard">
      <style:paragraph-properties fo:text-align="justify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text-align="justify" fo:break-before="auto" fo:line-height="115%" fo:margin-bottom="0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justify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text-align="justify" fo:break-before="auto" fo:line-height="115%" fo:margin-bottom="0cm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justify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justify" fo:break-before="auto" fo:line-height="115%" fo:margin-bottom="0cm" style:writing-mode="lr-tb"/>
    </style:style>
    <style:style style:name="T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7" style:family="text"/>
    <style:style style:name="T18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0" style:family="text"/>
    <style:style style:name="T18_11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3" style:family="text"/>
    <style:style style:name="T18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6" style:family="text"/>
    <style:style style:name="T18_17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9" style:family="paragraph" style:parent-style-name="Standard">
      <style:paragraph-properties fo:text-align="justify" fo:break-before="auto" fo:line-height="115%" fo:margin-bottom="0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" style:family="text"/>
    <style:style style:name="T19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" style:family="text"/>
    <style:style style:name="T19_11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" style:family="text"/>
    <style:style style:name="T19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" style:family="text"/>
    <style:style style:name="T19_17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0" style:family="paragraph" style:parent-style-name="Standard">
      <style:paragraph-properties fo:text-align="justify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text-align="justify" fo:break-before="auto" fo:line-height="115%" fo:margin-bottom="0cm" style:writing-mode="lr-tb"/>
    </style:style>
    <style:style style:name="T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justify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text-align="justify" fo:break-before="auto" fo:line-height="115%" fo:margin-bottom="0cm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75" style:family="text" style:parent-style-name="Standard"/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2" style:family="text" style:parent-style-name="Standard"/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text-align="justify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text-align="justify" fo:break-before="auto" fo:line-height="115%" fo:margin-bottom="0cm" style:writing-mode="lr-tb"/>
    </style:style>
    <style:style style:name="T2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7" style:family="text"/>
    <style:style style:name="T29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0" style:family="text"/>
    <style:style style:name="T29_11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0" style:family="paragraph" style:parent-style-name="Standard">
      <style:paragraph-properties fo:text-align="justify" fo:break-before="auto" fo:line-height="115%" fo:margin-bottom="0cm" style:writing-mode="lr-tb"/>
    </style:style>
    <style:style style:name="T3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7" style:family="text"/>
    <style:style style:name="T30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0" style:family="text"/>
    <style:style style:name="T30_11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1" style:family="paragraph" style:parent-style-name="Standard">
      <style:paragraph-properties fo:text-align="justify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text-align="justify" fo:break-before="auto" fo:line-height="115%" fo:margin-bottom="0cm" style:writing-mode="lr-tb"/>
    </style:style>
    <style:style style:name="T3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text-align="justify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text-align="justify" fo:break-before="auto" fo:line-height="115%" fo:margin-bottom="0cm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text-align="justify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text-align="justify" fo:break-before="auto" fo:line-height="115%" fo:margin-bottom="0cm" style:writing-mode="lr-tb"/>
    </style:style>
    <style:style style:name="T3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" style:family="text"/>
    <style:style style:name="T36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" style:family="text"/>
    <style:style style:name="T36_11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7" style:family="paragraph" style:parent-style-name="Standard">
      <style:paragraph-properties fo:text-align="justify" fo:break-before="auto" fo:line-height="115%" fo:margin-bottom="0cm" style:writing-mode="lr-tb"/>
    </style:style>
    <style:style style:name="T3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" style:family="text"/>
    <style:style style:name="T37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" style:family="text"/>
    <style:style style:name="T37_11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</office:automatic-styles>
  <office:body>
    <office:text>
      <text:p text:style-name="P1"><text:span text:style-name="T1_1">Zgryźliwy</text:span><text:span text:style-name="T1_2"><text:s/></text:span><text:span text:style-name="T1_3">Tetryk</text:span><text:span text:style-name="T1_4"><text:s/></text:span><text:span text:style-name="T1_5">Poleca</text:span><text:span text:style-name="T1_6">:<text:s/></text:span></text:p>
      <text:p text:style-name="P2"><text:span text:style-name="T2_1">Przegląd</text:span><text:span text:style-name="T2_2"><text:s/></text:span><text:span text:style-name="T2_3">Gier</text:span><text:span text:style-name="T2_4"><text:s/></text:span><text:span text:style-name="T2_5">Przedpotopowych</text:span></text:p>
      <text:p text:style-name="P3"><text:span text:style-name="T3_1">część</text:span><text:span text:style-name="T3_2"><text:s/>6</text:span></text:p>
      <text:p text:style-name="P4"/>
      <text:p text:style-name="P5"><text:span text:style-name="T5_1">Czas</text:span><text:span text:style-name="T5_2"><text:s/></text:span><text:span text:style-name="T5_3">na</text:span><text:span text:style-name="T5_4"><text:s/></text:span><text:span text:style-name="T5_5">następną</text:span><text:span text:style-name="T5_6"><text:s/></text:span><text:span text:style-name="T5_7">część</text:span><text:span text:style-name="T5_8"><text:s/></text:span><text:span text:style-name="T5_9">przeglądu</text:span><text:span text:style-name="T5_10">,<text:s/></text:span><text:span text:style-name="T5_11">w</text:span><text:span text:style-name="T5_12"><text:s/></text:span><text:span text:style-name="T5_13">której</text:span><text:span text:style-name="T5_14"><text:s/></text:span><text:span text:style-name="T5_15">znalazło</text:span><text:span text:style-name="T5_16"><text:s/></text:span><text:span text:style-name="T5_17">się</text:span><text:span text:style-name="T5_18"><text:s/></text:span><text:span text:style-name="T5_19">kilka</text:span><text:span text:style-name="T5_20"><text:s/></text:span><text:span text:style-name="T5_21">wspaniałych</text:span><text:span text:style-name="T5_22"><text:s/></text:span><text:span text:style-name="T5_23">tytułów</text:span><text:span text:style-name="T5_24">.<text:s/></text:span><text:span text:style-name="T5_25">Zapraszam</text:span><text:span text:style-name="T5_26"><text:s/></text:span><text:span text:style-name="T5_27">na</text:span><text:span text:style-name="T5_28"><text:s/></text:span><text:span text:style-name="T5_29">kolejny</text:span><text:span text:style-name="T5_30"><text:s/></text:span><text:span text:style-name="T5_31">powrót</text:span><text:span text:style-name="T5_32"><text:s/></text:span><text:span text:style-name="T5_33">do</text:span><text:span text:style-name="T5_34"><text:s/></text:span><text:span text:style-name="T5_35">przeszłości</text:span><text:span text:style-name="T5_36">.</text:span></text:p>
      <text:p text:style-name="P6"/>
      <text:p text:style-name="P7"><text:span text:style-name="T7_1">1.<text:s/></text:span><text:span text:style-name="T7_2">Superfrog</text:span></text:p>
      <text:p text:style-name="P8"/>
      <text:p text:style-name="P9"><text:span text:style-name="T9_1">Na</text:span><text:span text:style-name="T9_2"><text:s/></text:span><text:span text:style-name="T9_3">samym</text:span><text:span text:style-name="T9_4"><text:s/></text:span><text:span text:style-name="T9_5">wstępie</text:span><text:span text:style-name="T9_6"><text:s/></text:span><text:span text:style-name="T9_7">przeglądu</text:span><text:span text:style-name="T9_8"><text:s/></text:span><text:span text:style-name="T9_9">przeniesiemy</text:span><text:span text:style-name="T9_10"><text:s/></text:span><text:span text:style-name="T9_11">się</text:span><text:span text:style-name="T9_12"><text:s/></text:span><text:span text:style-name="T9_13">w</text:span><text:span text:style-name="T9_14"><text:s/></text:span><text:span text:style-name="T9_15">cudowny</text:span><text:span text:style-name="T9_16"><text:s/></text:span><text:span text:style-name="T9_17">świat</text:span><text:span text:style-name="T9_18"><text:s/></text:span><text:span text:style-name="T9_19">zręcznościówek</text:span><text:span text:style-name="T9_20">.<text:s/></text:span><text:span text:style-name="T9_21">Tym</text:span><text:span text:style-name="T9_22"><text:s/></text:span><text:span text:style-name="T9_23">razem</text:span><text:span text:style-name="T9_24"><text:s/></text:span><text:span text:style-name="T9_25">na</text:span><text:span text:style-name="T9_26"><text:s/></text:span><text:span text:style-name="T9_27">ruszt</text:span><text:span text:style-name="T9_28"><text:s/></text:span><text:span text:style-name="T9_29">idzie</text:span><text:span text:style-name="T9_30"><text:s/></text:span><text:span text:style-name="T9_31">wydana</text:span><text:span text:style-name="T9_32"><text:s/></text:span><text:span text:style-name="T9_33">w</text:span><text:span text:style-name="T9_34"><text:s/>1993<text:s/></text:span><text:span text:style-name="T9_35">roku</text:span><text:span text:style-name="T9_36"><text:s/></text:span><text:span text:style-name="T9_37">przez</text:span><text:span text:style-name="T9_38"><text:s/></text:span><text:span text:style-name="T9_39">Team</text:span><text:span text:style-name="T9_40">17<text:s/></text:span><text:span text:style-name="T9_41">gra</text:span><text:span text:style-name="T9_42"><text:s/>„</text:span><text:span text:style-name="T9_43">Superfrog</text:span><text:span text:style-name="T9_44">”.<text:s/></text:span><text:span text:style-name="T9_45">Tak</text:span><text:span text:style-name="T9_46">.<text:s/></text:span><text:span text:style-name="T9_47">Dobrze</text:span><text:span text:style-name="T9_48"><text:s/></text:span><text:span text:style-name="T9_49">się</text:span><text:span text:style-name="T9_50"><text:s/></text:span><text:span text:style-name="T9_51">domyślacie</text:span><text:span text:style-name="T9_52"><text:s/>–<text:s/></text:span><text:span text:style-name="T9_53">w</text:span><text:span text:style-name="T9_54"><text:s/></text:span><text:span text:style-name="T9_55">tej</text:span><text:span text:style-name="T9_56"><text:s/></text:span><text:span text:style-name="T9_57">grze</text:span><text:span text:style-name="T9_58"><text:s/></text:span><text:span text:style-name="T9_59">naszym</text:span><text:span text:style-name="T9_60"><text:s/></text:span><text:span text:style-name="T9_61">bohaterem</text:span><text:span text:style-name="T9_62"><text:s/></text:span><text:span text:style-name="T9_63">jest</text:span><text:span text:style-name="T9_64"><text:s/></text:span><text:span text:style-name="T9_65">żaba</text:span><text:span text:style-name="T9_66">.<text:s/></text:span><text:span text:style-name="T9_67">Naturalnie</text:span><text:span text:style-name="T9_68"><text:s/></text:span><text:span text:style-name="T9_69">fabuła</text:span><text:span text:style-name="T9_70"><text:s/></text:span><text:span text:style-name="T9_71">wyjaśnia</text:span><text:span text:style-name="T9_72"><text:s/></text:span><text:span text:style-name="T9_73">nam</text:span><text:span text:style-name="T9_74">,<text:s/></text:span><text:span text:style-name="T9_75">iż</text:span><text:span text:style-name="T9_76"><text:s/></text:span><text:span text:style-name="T9_77">tak</text:span><text:span text:style-name="T9_78"><text:s/></text:span><text:span text:style-name="T9_79">naprawdę</text:span><text:span text:style-name="T9_80"><text:s/></text:span><text:span text:style-name="T9_81">jest</text:span><text:span text:style-name="T9_82"><text:s/></text:span><text:span text:style-name="T9_83">to</text:span><text:span text:style-name="T9_84"><text:s/></text:span><text:span text:style-name="T9_85">książę</text:span><text:span text:style-name="T9_86">,<text:s/></text:span><text:span text:style-name="T9_87">który</text:span><text:span text:style-name="T9_88"><text:s/></text:span><text:span text:style-name="T9_89">swoją</text:span><text:span text:style-name="T9_90"><text:s/></text:span><text:span text:style-name="T9_91">obecną</text:span><text:span text:style-name="T9_92"><text:s/></text:span><text:span text:style-name="T9_93">formę</text:span><text:span text:style-name="T9_94"><text:s/></text:span><text:span text:style-name="T9_95">zawdzięcza</text:span><text:span text:style-name="T9_96"><text:s/></text:span><text:span text:style-name="T9_97">złej</text:span><text:span text:style-name="T9_98"><text:s/></text:span><text:span text:style-name="T9_99">wiedźmie</text:span><text:span text:style-name="T9_100">.<text:s/></text:span><text:span text:style-name="T9_101">Ta</text:span><text:span text:style-name="T9_102"><text:s/></text:span><text:span text:style-name="T9_103">naturalnie</text:span><text:span text:style-name="T9_104"><text:s/></text:span><text:span text:style-name="T9_105">postanowiła</text:span><text:span text:style-name="T9_106"><text:s/></text:span><text:span text:style-name="T9_107">z</text:span><text:span text:style-name="T9_108"><text:s/></text:span><text:span text:style-name="T9_109">bliżej</text:span><text:span text:style-name="T9_110"><text:s/></text:span><text:span text:style-name="T9_111">niesprecyzowanych</text:span><text:span text:style-name="T9_112"><text:s/></text:span><text:span text:style-name="T9_113">przyczyn</text:span><text:span text:style-name="T9_114"><text:s/></text:span><text:span text:style-name="T9_115">porwać</text:span><text:span text:style-name="T9_116"><text:s/></text:span><text:span text:style-name="T9_117">na</text:span><text:span text:style-name="T9_118"><text:s/></text:span><text:span text:style-name="T9_119">K</text:span><text:span text:style-name="T9_120">siężyc</text:span><text:span text:style-name="T9_121"><text:s/></text:span><text:span text:style-name="T9_122">jego</text:span><text:span text:style-name="T9_123"><text:s/></text:span><text:span text:style-name="T9_124">narzeczoną</text:span><text:span text:style-name="T9_125">.<text:s/></text:span><text:span text:style-name="T9_126">Tak</text:span><text:span text:style-name="T9_127"><text:s/></text:span><text:span text:style-name="T9_128">więc</text:span><text:span text:style-name="T9_129"><text:s/></text:span><text:span text:style-name="T9_130">nasz</text:span><text:span text:style-name="T9_131"><text:s/></text:span><text:span text:style-name="T9_132">arystokrata</text:span><text:span text:style-name="T9_133">,<text:s/></text:span><text:span text:style-name="T9_134">kumkając</text:span><text:span text:style-name="T9_135">,<text:s/></text:span><text:span text:style-name="T9_136">skakał</text:span><text:span text:style-name="T9_137"><text:s/></text:span><text:span text:style-name="T9_138">po</text:span><text:span text:style-name="T9_139"><text:s/></text:span><text:span text:style-name="T9_140">błotach</text:span><text:span text:style-name="T9_141"><text:s/></text:span><text:span text:style-name="T9_142">i</text:span><text:span text:style-name="T9_143"><text:s/></text:span><text:span text:style-name="T9_144">stawach</text:span><text:span text:style-name="T9_145">,<text:s/></text:span><text:span text:style-name="T9_146">aż</text:span><text:span text:style-name="T9_147"><text:s/></text:span><text:span text:style-name="T9_148">w</text:span><text:span text:style-name="T9_149"><text:s/></text:span><text:span text:style-name="T9_150">końcu</text:span><text:span text:style-name="T9_151"><text:s/></text:span><text:span text:style-name="T9_152">trafił</text:span><text:span text:style-name="T9_153"><text:s/></text:span><text:span text:style-name="T9_154">na</text:span><text:span text:style-name="T9_155"><text:s/></text:span><text:span text:style-name="T9_156">butelkę</text:span><text:span text:style-name="T9_157"><text:s/></text:span><text:span text:style-name="T9_158">magicznej</text:span><text:span text:style-name="T9_159"><text:s/></text:span><text:span text:style-name="T9_160">lemoniady</text:span><text:span text:style-name="T9_161">.<text:s/></text:span><text:span text:style-name="T9_162">Po</text:span><text:span text:style-name="T9_163"><text:s/></text:span><text:span text:style-name="T9_164">jej</text:span><text:span text:style-name="T9_165"><text:s/></text:span><text:span text:style-name="T9_166">wypiciu</text:span><text:span text:style-name="T9_167"><text:s/></text:span><text:span text:style-name="T9_168">nadal</text:span><text:span text:style-name="T9_169"><text:s/></text:span><text:span text:style-name="T9_170">był</text:span><text:span text:style-name="T9_171"><text:s/></text:span><text:span text:style-name="T9_172">żabą</text:span><text:span text:style-name="T9_173">,<text:s/></text:span><text:span text:style-name="T9_174">ale</text:span><text:span text:style-name="T9_175"><text:s/></text:span><text:span text:style-name="T9_176">teraz</text:span><text:span text:style-name="T9_177"><text:s/></text:span><text:span text:style-name="T9_178">nie</text:span><text:span text:style-name="T9_179"><text:s/></text:span><text:span text:style-name="T9_180">dosyć</text:span><text:span text:style-name="T9_181">,<text:s/></text:span><text:span text:style-name="T9_182">iż</text:span><text:span text:style-name="T9_183"><text:s/></text:span><text:span text:style-name="T9_184">zyskał</text:span><text:span text:style-name="T9_185"><text:s/></text:span><text:span text:style-name="T9_186">wielką</text:span><text:span text:style-name="T9_187"><text:s/></text:span><text:span text:style-name="T9_188">szybkość</text:span><text:span text:style-name="T9_189">,<text:s/></text:span><text:span text:style-name="T9_190">to</text:span><text:span text:style-name="T9_191"><text:s/></text:span><text:span text:style-name="T9_192">jeszcze</text:span><text:span text:style-name="T9_193"><text:s/></text:span><text:span text:style-name="T9_194">jego</text:span><text:span text:style-name="T9_195"><text:s/></text:span><text:span text:style-name="T9_196">barki</text:span><text:span text:style-name="T9_197"><text:s/></text:span><text:span text:style-name="T9_198">przyozdobiła</text:span><text:span text:style-name="T9_199"><text:s/></text:span><text:span text:style-name="T9_200">gustowna</text:span><text:span text:style-name="T9_201"><text:s/></text:span><text:span text:style-name="T9_202">czerwona</text:span><text:span text:style-name="T9_203"><text:s/></text:span><text:span text:style-name="T9_204">peleryna</text:span><text:span text:style-name="T9_205">.<text:s/></text:span><text:span text:style-name="T9_206">A</text:span><text:span text:style-name="T9_207"><text:s/></text:span><text:span text:style-name="T9_208">kiedy</text:span><text:span text:style-name="T9_209"><text:s/></text:span><text:span text:style-name="T9_210">jeszcze</text:span><text:span text:style-name="T9_211"><text:s/></text:span><text:span text:style-name="T9_212">na</text:span><text:span text:style-name="T9_213"><text:s/></text:span><text:span text:style-name="T9_214">pierwszym</text:span><text:span text:style-name="T9_215"><text:s/></text:span><text:span text:style-name="T9_216">poziomie</text:span><text:span text:style-name="T9_217"><text:s/></text:span><text:span text:style-name="T9_218">znajdował</text:span><text:span text:style-name="T9_219"><text:s/></text:span><text:span text:style-name="T9_220">kulkę</text:span><text:span text:style-name="T9_221"><text:s/></text:span><text:span text:style-name="T9_222">o</text:span><text:span text:style-name="T9_223"><text:s/></text:span><text:span text:style-name="T9_224">wdzięcznej</text:span><text:span text:style-name="T9_225"><text:s/></text:span><text:span text:style-name="T9_226">nazwie</text:span><text:span text:style-name="T9_227"><text:s/>„</text:span><text:span text:style-name="T9_228">DESTRUCTO</text:span><text:span text:style-name="T9_229">-</text:span><text:span text:style-name="T9_230">SPUD</text:span><text:span text:style-name="T9_231">”,<text:s/></text:span><text:span text:style-name="T9_232">to</text:span><text:span text:style-name="T9_233"><text:s/></text:span><text:span text:style-name="T9_234">jego</text:span><text:span text:style-name="T9_235"><text:s/></text:span><text:span text:style-name="T9_236">wrogowie</text:span><text:span text:style-name="T9_237"><text:s/></text:span><text:span text:style-name="T9_238">nie</text:span><text:span text:style-name="T9_239"><text:s/></text:span><text:span text:style-name="T9_240">mogli</text:span><text:span text:style-name="T9_241"><text:s/></text:span><text:span text:style-name="T9_242">być</text:span><text:span text:style-name="T9_243"><text:s/></text:span><text:span text:style-name="T9_244">pewni</text:span><text:span text:style-name="T9_245"><text:s/></text:span><text:span text:style-name="T9_246">dnia</text:span><text:span text:style-name="T9_247"><text:s/></text:span><text:span text:style-name="T9_248">ani</text:span><text:span text:style-name="T9_249"><text:s/></text:span><text:span text:style-name="T9_250">godziny</text:span><text:span text:style-name="T9_251">.<text:s/></text:span><text:span text:style-name="T9_252">Tak</text:span><text:span text:style-name="T9_253"><text:s/></text:span><text:span text:style-name="T9_254">naprawdę</text:span><text:span text:style-name="T9_255"><text:s/></text:span><text:span text:style-name="T9_256">o</text:span><text:span text:style-name="T9_257"><text:s/></text:span><text:span text:style-name="T9_258">tej</text:span><text:span text:style-name="T9_259"><text:s/></text:span><text:span text:style-name="T9_260">grze</text:span><text:span text:style-name="T9_261"><text:s/></text:span><text:span text:style-name="T9_262">nie</text:span><text:span text:style-name="T9_263"><text:s/></text:span><text:span text:style-name="T9_264">da</text:span><text:span text:style-name="T9_265"><text:s/></text:span><text:span text:style-name="T9_266">się</text:span><text:span text:style-name="T9_267"><text:s/></text:span><text:span text:style-name="T9_268">powiedzieć</text:span><text:span text:style-name="T9_269"><text:s/></text:span><text:span text:style-name="T9_270">wiele</text:span><text:span text:style-name="T9_271"><text:s/></text:span><text:span text:style-name="T9_272">więcej</text:span><text:span text:style-name="T9_273"><text:s/>–<text:s/></text:span><text:span text:style-name="T9_274">platformówka</text:span><text:span text:style-name="T9_275"><text:s/></text:span><text:span text:style-name="T9_276">jakich</text:span><text:span text:style-name="T9_277"><text:s/></text:span><text:span text:style-name="T9_278">wiele</text:span><text:span text:style-name="T9_279">,<text:s/></text:span><text:span text:style-name="T9_280">ale</text:span><text:span text:style-name="T9_281"><text:s/></text:span><text:span text:style-name="T9_282">przez</text:span><text:span text:style-name="T9_283"><text:s/></text:span><text:span text:style-name="T9_284">postać</text:span><text:span text:style-name="T9_285"><text:s/></text:span><text:span text:style-name="T9_286">głównego</text:span><text:span text:style-name="T9_287"><text:s/></text:span><text:span text:style-name="T9_288">bohatera</text:span><text:span text:style-name="T9_289"><text:s/></text:span><text:span text:style-name="T9_290">wielu</text:span><text:span text:style-name="T9_291"><text:s/></text:span><text:span text:style-name="T9_292">graczy</text:span><text:span text:style-name="T9_293"><text:s/></text:span><text:span text:style-name="T9_294">często</text:span><text:span text:style-name="T9_295"><text:s/></text:span><text:span text:style-name="T9_296">wracało</text:span><text:span text:style-name="T9_297"><text:s/></text:span><text:span text:style-name="T9_298">do</text:span><text:span text:style-name="T9_299"><text:s/></text:span><text:span text:style-name="T9_300">tej</text:span><text:span text:style-name="T9_301"><text:s/></text:span><text:span text:style-name="T9_302">pozycji</text:span><text:span text:style-name="T9_303">.<text:s/></text:span><text:span text:style-name="T9_304">Przez</text:span><text:span text:style-name="T9_305"><text:s/></text:span><text:span text:style-name="T9_306">to</text:span><text:span text:style-name="T9_307">,<text:s/></text:span><text:span text:style-name="T9_308">no</text:span><text:span text:style-name="T9_309"><text:s/></text:span><text:span text:style-name="T9_310">i</text:span><text:span text:style-name="T9_311"><text:s/></text:span><text:span text:style-name="T9_312">oczywiście</text:span><text:span text:style-name="T9_313"><text:s/></text:span><text:span text:style-name="T9_314">przez</text:span><text:span text:style-name="T9_315"><text:s/></text:span><text:span text:style-name="T9_316">niesamowitą</text:span><text:span text:style-name="T9_317"><text:s/></text:span><text:span text:style-name="T9_318">grywalność</text:span><text:span text:style-name="T9_319">,<text:s/></text:span><text:span text:style-name="T9_320">która</text:span><text:span text:style-name="T9_321"><text:s/></text:span><text:span text:style-name="T9_322">pozwalała</text:span><text:span text:style-name="T9_323"><text:s/></text:span><text:span text:style-name="T9_324">na</text:span><text:span text:style-name="T9_325"><text:s/></text:span><text:span text:style-name="T9_326">kilka</text:span><text:span text:style-name="T9_327"><text:s/></text:span><text:span text:style-name="T9_328">godzin</text:span><text:span text:style-name="T9_329"><text:s/></text:span><text:span text:style-name="T9_330">wyśmienitej</text:span><text:span text:style-name="T9_331"><text:s/></text:span><text:span text:style-name="T9_332">rozrywki</text:span><text:span text:style-name="T9_333">.</text:span></text:p>
      <text:p text:style-name="P10"/>
      <text:p text:style-name="P11"><text:span text:style-name="T11_1">Link</text:span><text:span text:style-name="T11_2"><text:s/></text:span><text:span text:style-name="T11_3">do</text:span><text:span text:style-name="T11_4"><text:s/></text:span><text:span text:style-name="T11_5">obrazka</text:span><text:span text:style-name="T11_6">:<text:s/></text:span><text:span text:style-name="T11_7"><text:a xlink:type="simple" xlink:href="http://thecompany.pl/res/gra/1375712828-Superfrog-1.png"><text:span text:style-name="T11_8">1</text:span></text:a></text:span><text:span text:style-name="T11_9"><text:s/></text:span><text:span text:style-name="T11_10"><text:a xlink:type="simple" xlink:href="http://thecompany.pl/res/gra/1375712828-Superfrog-2.png"><text:span text:style-name="T11_11">2</text:span></text:a></text:span><text:span text:style-name="T11_12"><text:s/></text:span><text:span text:style-name="T11_13"><text:a xlink:type="simple" xlink:href="http://thecompany.pl/res/gra/1375712828-Superfrog-3.png"><text:span text:style-name="T11_14">3</text:span></text:a></text:span></text:p>
      <text:p text:style-name="P12"><text:span text:style-name="T12_1">Link</text:span><text:span text:style-name="T12_2"><text:s/></text:span><text:span text:style-name="T12_3">do</text:span><text:span text:style-name="T12_4"><text:s/></text:span><text:span text:style-name="T12_5">źródła</text:span><text:span text:style-name="T12_6">:<text:s/></text:span><text:span text:style-name="T12_7"><text:a xlink:type="simple" xlink:href="http://thecompany.pl/game/Superfrog"><text:span text:style-name="T12_8">1</text:span></text:a></text:span><text:span text:style-name="T12_9"><text:s/></text:span><text:span text:style-name="T12_10"><text:a xlink:type="simple" xlink:href="http://thecompany.pl/game/Superfrog"><text:span text:style-name="T12_11">2</text:span></text:a></text:span><text:span text:style-name="T12_12"><text:s/></text:span><text:span text:style-name="T12_13"><text:a xlink:type="simple" xlink:href="http://thecompany.pl/game/Superfrog"><text:span text:style-name="T12_14">3</text:span></text:a></text:span></text:p>
      <text:p text:style-name="P13"/>
      <text:p text:style-name="P14"><text:span text:style-name="T14_1">2.<text:s/></text:span><text:span text:style-name="T14_2">Gobliiins</text:span></text:p>
      <text:p text:style-name="P15"/>
      <text:p text:style-name="P16"><text:span text:style-name="T16_1">Kolejną</text:span><text:span text:style-name="T16_2"><text:s/></text:span><text:span text:style-name="T16_3">grą</text:span><text:span text:style-name="T16_4"><text:s/></text:span><text:span text:style-name="T16_5">na</text:span><text:span text:style-name="T16_6"><text:s/></text:span><text:span text:style-name="T16_7">naszej</text:span><text:span text:style-name="T16_8"><text:s/></text:span><text:span text:style-name="T16_9">liście</text:span><text:span text:style-name="T16_10"><text:s/></text:span><text:span text:style-name="T16_11">jest</text:span><text:span text:style-name="T16_12"><text:s/></text:span><text:span text:style-name="T16_13">wypuszczona</text:span><text:span text:style-name="T16_14"><text:s/></text:span><text:span text:style-name="T16_15">w</text:span><text:span text:style-name="T16_16"><text:s/>1991<text:s/></text:span><text:span text:style-name="T16_17">roku</text:span><text:span text:style-name="T16_18"><text:s/></text:span><text:span text:style-name="T16_19">pozycja</text:span><text:span text:style-name="T16_20"><text:s/></text:span><text:span text:style-name="T16_21">znana</text:span><text:span text:style-name="T16_22"><text:s/></text:span><text:span text:style-name="T16_23">pod</text:span><text:span text:style-name="T16_24"><text:s/></text:span><text:span text:style-name="T16_25">wdzięczną</text:span><text:span text:style-name="T16_26"><text:s/></text:span><text:span text:style-name="T16_27">nazwą</text:span><text:span text:style-name="T16_28"><text:s/>„</text:span><text:span text:style-name="T16_29">Gobliiins</text:span><text:span text:style-name="T16_30">”.<text:s/></text:span><text:span text:style-name="T16_31">Jest</text:span><text:span text:style-name="T16_32"><text:s/></text:span><text:span text:style-name="T16_33">to</text:span><text:span text:style-name="T16_34"><text:s/></text:span><text:span text:style-name="T16_35">gra</text:span><text:span text:style-name="T16_36"><text:s/></text:span><text:span text:style-name="T16_37">przygodowa</text:span><text:span text:style-name="T16_38">,<text:s/></text:span><text:span text:style-name="T16_39">w</text:span><text:span text:style-name="T16_40"><text:s/></text:span><text:span text:style-name="T16_41">której</text:span><text:span text:style-name="T16_42"><text:s/></text:span><text:span text:style-name="T16_43">przed</text:span><text:span text:style-name="T16_44"><text:s/></text:span><text:span text:style-name="T16_45">graczem</text:span><text:span text:style-name="T16_46"><text:s/></text:span><text:span text:style-name="T16_47">postawiono</text:span><text:span text:style-name="T16_48"><text:s/></text:span><text:span text:style-name="T16_49">wiele</text:span><text:span text:style-name="T16_50"><text:s/></text:span><text:span text:style-name="T16_51">zagadek</text:span><text:span text:style-name="T16_52"><text:s/></text:span><text:span text:style-name="T16_53">i</text:span><text:span text:style-name="T16_54"><text:s/></text:span><text:span text:style-name="T16_55">zadań</text:span><text:span text:style-name="T16_56"><text:s/></text:span><text:span text:style-name="T16_57">do</text:span><text:span text:style-name="T16_58"><text:s/></text:span><text:span text:style-name="T16_59">wykonania</text:span><text:span text:style-name="T16_60">.<text:s/></text:span><text:span text:style-name="T16_61">Żeby</text:span><text:span text:style-name="T16_62"><text:s/></text:span><text:span text:style-name="T16_63">urozmaicić</text:span><text:span text:style-name="T16_64"><text:s/></text:span><text:span text:style-name="T16_65">rozgrywkę</text:span><text:span text:style-name="T16_66">,<text:s/></text:span><text:span text:style-name="T16_67">oddano</text:span><text:span text:style-name="T16_68"><text:s/></text:span><text:span text:style-name="T16_69">mu</text:span><text:span text:style-name="T16_70"><text:s/></text:span><text:span text:style-name="T16_71">pod</text:span><text:span text:style-name="T16_72"><text:s/></text:span><text:span text:style-name="T16_73">kontrolę</text:span><text:span text:style-name="T16_74"><text:s/></text:span><text:span text:style-name="T16_75">trójkę</text:span><text:span text:style-name="T16_76"><text:s/></text:span><text:span text:style-name="T16_77">sympatycznych</text:span><text:span text:style-name="T16_78"><text:s/></text:span><text:span text:style-name="T16_79">goblinów</text:span><text:span text:style-name="T16_80">.<text:s/></text:span><text:span text:style-name="T16_81">Pierwszy</text:span><text:span text:style-name="T16_82"><text:s/></text:span><text:span text:style-name="T16_83">z</text:span><text:span text:style-name="T16_84"><text:s/></text:span><text:span text:style-name="T16_85">nich</text:span><text:span text:style-name="T16_86">,<text:s/></text:span><text:span text:style-name="T16_87">Asgard</text:span><text:span text:style-name="T16_88">,<text:s/></text:span><text:span text:style-name="T16_89">to</text:span><text:span text:style-name="T16_90"><text:s/></text:span><text:span text:style-name="T16_91">stereotypowy</text:span><text:span text:style-name="T16_92"><text:s/></text:span><text:span text:style-name="T16_93">wojownik</text:span><text:span text:style-name="T16_94">,<text:s/></text:span><text:span text:style-name="T16_95">którego</text:span><text:span text:style-name="T16_96"><text:s/></text:span><text:span text:style-name="T16_97">cały</text:span><text:span text:style-name="T16_98"><text:s/></text:span><text:span text:style-name="T16_99">rozum</text:span><text:span text:style-name="T16_100"><text:s/></text:span><text:span text:style-name="T16_101">kryje</text:span><text:span text:style-name="T16_102"><text:s/></text:span><text:span text:style-name="T16_103">się</text:span><text:span text:style-name="T16_104"><text:s/></text:span><text:span text:style-name="T16_105">w</text:span><text:span text:style-name="T16_106"><text:s/></text:span><text:span text:style-name="T16_107">pięści</text:span><text:span text:style-name="T16_108">,<text:s/></text:span><text:span text:style-name="T16_109">a</text:span><text:span text:style-name="T16_110"><text:s/></text:span><text:span text:style-name="T16_111">wszelkie</text:span><text:span text:style-name="T16_112"><text:s/></text:span><text:span text:style-name="T16_113">przeszkody</text:span><text:span text:style-name="T16_114"><text:s/></text:span><text:span text:style-name="T16_115">pokonuje</text:span><text:span text:style-name="T16_116"><text:s/></text:span><text:span text:style-name="T16_117">za</text:span><text:span text:style-name="T16_118"><text:s/></text:span><text:span text:style-name="T16_119">pomocą</text:span><text:span text:style-name="T16_120"><text:s/></text:span><text:span text:style-name="T16_121">brutalnej</text:span><text:span text:style-name="T16_122"><text:s/></text:span><text:span text:style-name="T16_123">siły</text:span><text:span text:style-name="T16_124">.<text:s/></text:span><text:span text:style-name="T16_125">Kiedy</text:span><text:span text:style-name="T16_126"><text:s/></text:span><text:span text:style-name="T16_127">jednak</text:span><text:span text:style-name="T16_128"><text:s/></text:span><text:span text:style-name="T16_129">tłuczenie</text:span><text:span text:style-name="T16_130"><text:s/></text:span><text:span text:style-name="T16_131">wszystkiego</text:span><text:span text:style-name="T16_132"><text:s/></text:span><text:span text:style-name="T16_133">nie</text:span><text:span text:style-name="T16_134"><text:s/></text:span><text:span text:style-name="T16_135">wystarcza</text:span><text:span text:style-name="T16_136">,<text:s/></text:span><text:span text:style-name="T16_137">z</text:span><text:span text:style-name="T16_138"><text:s/></text:span><text:span text:style-name="T16_139">pomocą</text:span><text:span text:style-name="T16_140"><text:s/></text:span><text:span text:style-name="T16_141">przychodzi</text:span><text:span text:style-name="T16_142"><text:s/></text:span><text:span text:style-name="T16_143">mu</text:span><text:span text:style-name="T16_144"><text:s/></text:span><text:span text:style-name="T16_145">Ignatius</text:span><text:span text:style-name="T16_146">,<text:s/></text:span><text:span text:style-name="T16_147">adept</text:span><text:span text:style-name="T16_148"><text:s/></text:span><text:span text:style-name="T16_149">sztuk</text:span><text:span text:style-name="T16_150"><text:s/></text:span><text:span text:style-name="T16_151">magicznych</text:span><text:span text:style-name="T16_152">,<text:s/></text:span><text:span text:style-name="T16_153">który</text:span><text:span text:style-name="T16_154"><text:s/></text:span><text:span text:style-name="T16_155">za</text:span><text:span text:style-name="T16_156"><text:s/></text:span><text:span text:style-name="T16_157">pomocą</text:span><text:span text:style-name="T16_158"><text:s/></text:span><text:span text:style-name="T16_159">swojej</text:span><text:span text:style-name="T16_160"><text:s/></text:span><text:span text:style-name="T16_161">różdżki</text:span><text:span text:style-name="T16_162"><text:s/></text:span><text:span text:style-name="T16_163">zaklina</text:span><text:span text:style-name="T16_164"><text:s/></text:span><text:span text:style-name="T16_165">różne</text:span><text:span text:style-name="T16_166"><text:s/></text:span><text:span text:style-name="T16_167">przedmioty</text:span><text:span text:style-name="T16_168">,<text:s/></text:span><text:span text:style-name="T16_169">co</text:span><text:span text:style-name="T16_170"><text:s/></text:span><text:span text:style-name="T16_171">często</text:span><text:span text:style-name="T16_172"><text:s/></text:span><text:span text:style-name="T16_173">daje</text:span><text:span text:style-name="T16_174"><text:s/></text:span><text:span text:style-name="T16_175">nadzwyczaj</text:span><text:span text:style-name="T16_176"><text:s/></text:span><text:span text:style-name="T16_177">zabawne</text:span><text:span text:style-name="T16_178"><text:s/></text:span><text:span text:style-name="T16_179">efekty</text:span><text:span text:style-name="T16_180">.<text:s/></text:span><text:span text:style-name="T16_181">Pomimo</text:span><text:span text:style-name="T16_182"><text:s/></text:span><text:span text:style-name="T16_183">swoich</text:span><text:span text:style-name="T16_184"><text:s/></text:span><text:span text:style-name="T16_185">zdolności</text:span><text:span text:style-name="T16_186">,<text:s/></text:span><text:span text:style-name="T16_187">ta</text:span><text:span text:style-name="T16_188"><text:s/></text:span><text:span text:style-name="T16_189">dwójka</text:span><text:span text:style-name="T16_190"><text:s/></text:span><text:span text:style-name="T16_191">nie</text:span><text:span text:style-name="T16_192"><text:s/></text:span><text:span text:style-name="T16_193">jest</text:span><text:span text:style-name="T16_194"><text:s/></text:span><text:span text:style-name="T16_195">zbyt</text:span><text:span text:style-name="T16_196"><text:s/></text:span><text:span text:style-name="T16_197">rozgarnięta</text:span><text:span text:style-name="T16_198">,<text:s/></text:span><text:span text:style-name="T16_199">tak</text:span><text:span text:style-name="T16_200"><text:s/></text:span><text:span text:style-name="T16_201">więc</text:span><text:span text:style-name="T16_202"><text:s/></text:span><text:span text:style-name="T16_203">do</text:span><text:span text:style-name="T16_204"><text:s/></text:span><text:span text:style-name="T16_205">pomocy</text:span><text:span text:style-name="T16_206"><text:s/></text:span><text:span text:style-name="T16_207">mają</text:span><text:span text:style-name="T16_208"><text:s/></text:span><text:span text:style-name="T16_209">jeszcze</text:span><text:span text:style-name="T16_210"><text:s/></text:span><text:span text:style-name="T16_211">Oupsa</text:span><text:span text:style-name="T16_212">,<text:s/></text:span><text:span text:style-name="T16_213">który</text:span><text:span text:style-name="T16_214"><text:s/></text:span><text:span text:style-name="T16_215">potrafi</text:span><text:span text:style-name="T16_216"><text:s/></text:span><text:span text:style-name="T16_217">podnosić</text:span><text:span text:style-name="T16_218"><text:s/></text:span><text:span text:style-name="T16_219">i</text:span><text:span text:style-name="T16_220"><text:s/></text:span><text:span text:style-name="T16_221">używać</text:span><text:span text:style-name="T16_222"><text:s/></text:span><text:span text:style-name="T16_223">najróżniejszych</text:span><text:span text:style-name="T16_224"><text:s/></text:span><text:span text:style-name="T16_225">przedmiotów</text:span><text:span text:style-name="T16_226">,<text:s/></text:span><text:span text:style-name="T16_227">a</text:span><text:span text:style-name="T16_228"><text:s/></text:span><text:span text:style-name="T16_229">poza</text:span><text:span text:style-name="T16_230"><text:s/></text:span><text:span text:style-name="T16_231">tym</text:span><text:span text:style-name="T16_232"><text:s/></text:span><text:span text:style-name="T16_233">wszelkie</text:span><text:span text:style-name="T16_234"><text:s/></text:span><text:span text:style-name="T16_235">poszlaki</text:span><text:span text:style-name="T16_236"><text:s/></text:span><text:span text:style-name="T16_237">wskazują</text:span><text:span text:style-name="T16_238">,<text:s/></text:span><text:span text:style-name="T16_239">iż</text:span><text:span text:style-name="T16_240"><text:s/></text:span><text:span text:style-name="T16_241">jako</text:span><text:span text:style-name="T16_242"><text:s/></text:span><text:span text:style-name="T16_243">jedyny</text:span><text:span text:style-name="T16_244"><text:s/></text:span><text:span text:style-name="T16_245">obdarzony</text:span><text:span text:style-name="T16_246"><text:s/></text:span><text:span text:style-name="T16_247">jest</text:span><text:span text:style-name="T16_248"><text:s/></text:span><text:span text:style-name="T16_249">niezbędnym</text:span><text:span text:style-name="T16_250"><text:s/></text:span><text:span text:style-name="T16_251">minimum</text:span><text:span text:style-name="T16_252"><text:s/></text:span><text:span text:style-name="T16_253">zdrowego</text:span><text:span text:style-name="T16_254"><text:s/></text:span><text:span text:style-name="T16_255">rozsądku</text:span><text:span text:style-name="T16_256">.<text:s/></text:span><text:span text:style-name="T16_257">Właśnie</text:span><text:span text:style-name="T16_258"><text:s/></text:span><text:span text:style-name="T16_259">ci</text:span><text:span text:style-name="T16_260"><text:s/></text:span><text:span text:style-name="T16_261">bohaterowie</text:span><text:span text:style-name="T16_262"><text:s/></text:span><text:span text:style-name="T16_263">muszą</text:span><text:span text:style-name="T16_264"><text:s/></text:span><text:span text:style-name="T16_265">poradzić</text:span><text:span text:style-name="T16_266"><text:s/></text:span><text:span text:style-name="T16_267">sobie</text:span><text:span text:style-name="T16_268"><text:s/></text:span><text:span text:style-name="T16_269">z</text:span><text:span text:style-name="T16_270"><text:s/></text:span><text:span text:style-name="T16_271">dwudziestoma</text:span><text:span text:style-name="T16_272"><text:s/></text:span><text:span text:style-name="T16_273">dwoma</text:span><text:span text:style-name="T16_274"><text:s/></text:span><text:span text:style-name="T16_275">poziomami</text:span><text:span text:style-name="T16_276"><text:s/></text:span><text:span text:style-name="T16_277">pełnymi</text:span><text:span text:style-name="T16_278"><text:s/></text:span><text:span text:style-name="T16_279">przeróżnych</text:span><text:span text:style-name="T16_280"><text:s/></text:span><text:span text:style-name="T16_281">wyzwań</text:span><text:span text:style-name="T16_282">,<text:s/></text:span><text:span text:style-name="T16_283">by</text:span><text:span text:style-name="T16_284"><text:s/></text:span><text:span text:style-name="T16_285">ocalić</text:span><text:span text:style-name="T16_286"><text:s/></text:span><text:span text:style-name="T16_287">swego</text:span><text:span text:style-name="T16_288"><text:s/></text:span><text:span text:style-name="T16_289">króla</text:span><text:span text:style-name="T16_290"><text:s/></text:span><text:span text:style-name="T16_291">od</text:span><text:span text:style-name="T16_292"><text:s/></text:span><text:span text:style-name="T16_293">tajemniczego</text:span><text:span text:style-name="T16_294"><text:s/></text:span><text:span text:style-name="T16_295">szaleństwa</text:span><text:span text:style-name="T16_296"><text:s/></text:span><text:span text:style-name="T16_297">i</text:span><text:span text:style-name="T16_298"><text:s/></text:span><text:span text:style-name="T16_299">niejako</text:span><text:span text:style-name="T16_300"><text:s/></text:span><text:span text:style-name="T16_301">przy</text:span><text:span text:style-name="T16_302"><text:s/></text:span><text:span text:style-name="T16_303">okazji</text:span><text:span text:style-name="T16_304"><text:s/></text:span><text:span text:style-name="T16_305">pokonać</text:span><text:span text:style-name="T16_306"><text:s/></text:span><text:span text:style-name="T16_307">odpowiedzialnego</text:span><text:span text:style-name="T16_308"><text:s/></text:span><text:span text:style-name="T16_309">za</text:span><text:span text:style-name="T16_310"><text:s/></text:span><text:span text:style-name="T16_311">nie</text:span><text:span text:style-name="T16_312"><text:s/></text:span><text:span text:style-name="T16_313">złego</text:span><text:span text:style-name="T16_314"><text:s/></text:span><text:span text:style-name="T16_315">czarodzieja</text:span><text:span text:style-name="T16_316">.<text:s/></text:span><text:span text:style-name="T16_317">Grywalność</text:span><text:span text:style-name="T16_318"><text:s/></text:span><text:span text:style-name="T16_319">jest</text:span><text:span text:style-name="T16_320"><text:s/></text:span><text:span text:style-name="T16_321">niesamowita</text:span><text:span text:style-name="T16_322">,<text:s text:c="2"/></text:span><text:span text:style-name="T16_323">ponieważ</text:span><text:span text:style-name="T16_324"><text:s/></text:span><text:span text:style-name="T16_325">twórcy</text:span><text:span text:style-name="T16_326"><text:s/></text:span><text:span text:style-name="T16_327">zadbali</text:span><text:span text:style-name="T16_328">,<text:s/></text:span><text:span text:style-name="T16_329">by</text:span><text:span text:style-name="T16_330"><text:s/></text:span><text:span text:style-name="T16_331">gra</text:span><text:span text:style-name="T16_332"><text:s/></text:span><text:span text:style-name="T16_333">przesycona</text:span><text:span text:style-name="T16_334"><text:s/></text:span><text:span text:style-name="T16_335">była</text:span><text:span text:style-name="T16_336"><text:s/></text:span><text:span text:style-name="T16_337">sporą</text:span><text:span text:style-name="T16_338"><text:s/></text:span><text:span text:style-name="T16_339">dawką</text:span><text:span text:style-name="T16_340"><text:s/></text:span><text:span text:style-name="T16_341">humoru</text:span><text:span text:style-name="T16_342">.<text:s/></text:span><text:span text:style-name="T16_343">W</text:span><text:span text:style-name="T16_344"><text:s/></text:span><text:span text:style-name="T16_345">końcu</text:span><text:span text:style-name="T16_346"><text:s/></text:span><text:span text:style-name="T16_347">jak</text:span><text:span text:style-name="T16_348"><text:s/></text:span><text:span text:style-name="T16_349">najprościej</text:span><text:span text:style-name="T16_350"><text:s/></text:span><text:span text:style-name="T16_351">odwrócić</text:span><text:span text:style-name="T16_352"><text:s/></text:span><text:span text:style-name="T16_353">uwagę</text:span><text:span text:style-name="T16_354"><text:s/></text:span><text:span text:style-name="T16_355">złego</text:span><text:span text:style-name="T16_356"><text:s/></text:span><text:span text:style-name="T16_357">czarodzieja</text:span><text:span text:style-name="T16_358">?<text:s/></text:span><text:span text:style-name="T16_359">To</text:span><text:span text:style-name="T16_360"><text:s/></text:span><text:span text:style-name="T16_361">proste</text:span><text:span text:style-name="T16_362">!<text:s/></text:span><text:span text:style-name="T16_363">Wystarczy</text:span><text:span text:style-name="T16_364"><text:s/></text:span><text:span text:style-name="T16_365">Ignatiusem</text:span><text:span text:style-name="T16_366"><text:s/></text:span><text:span text:style-name="T16_367">zamienić</text:span><text:span text:style-name="T16_368"><text:s/></text:span><text:span text:style-name="T16_369">szczura</text:span><text:span text:style-name="T16_370"><text:s/>(</text:span><text:span text:style-name="T16_371">czy</text:span><text:span text:style-name="T16_372"><text:s/></text:span><text:span text:style-name="T16_373">inne</text:span><text:span text:style-name="T16_374"><text:s/></text:span><text:span text:style-name="T16_375">badziewie</text:span><text:span text:style-name="T16_376">)<text:s/></text:span><text:span text:style-name="T16_377">w</text:span><text:span text:style-name="T16_378"><text:s/></text:span><text:span text:style-name="T16_379">dziewczynę</text:span><text:span text:style-name="T16_380"><text:s/></text:span><text:span text:style-name="T16_381">miesiąca</text:span><text:span text:style-name="T16_382"><text:s/></text:span><text:span text:style-name="T16_383">z</text:span><text:span text:style-name="T16_384"><text:s/></text:span><text:span text:style-name="T16_385">rozkładówki</text:span><text:span text:style-name="T16_386"><text:s/></text:span><text:span text:style-name="T16_387">Playboya</text:span><text:span text:style-name="T16_388">,<text:s/></text:span><text:span text:style-name="T16_389">co</text:span><text:span text:style-name="T16_390"><text:s/></text:span><text:span text:style-name="T16_391">pozwoli</text:span><text:span text:style-name="T16_392"><text:s/></text:span><text:span text:style-name="T16_393">pozostałej</text:span><text:span text:style-name="T16_394"><text:s/></text:span><text:span text:style-name="T16_395">dwójce</text:span><text:span text:style-name="T16_396"><text:s/></text:span><text:span text:style-name="T16_397">zrobić</text:span><text:span text:style-name="T16_398"><text:s/></text:span><text:span text:style-name="T16_399">wrogowi</text:span><text:span text:style-name="T16_400"><text:s/></text:span><text:span text:style-name="T16_401">kuku</text:span><text:span text:style-name="T16_402">.<text:s/></text:span><text:span text:style-name="T16_403">Trudno</text:span><text:span text:style-name="T16_404"><text:s/></text:span><text:span text:style-name="T16_405">się</text:span><text:span text:style-name="T16_406"><text:s/></text:span><text:span text:style-name="T16_407">dziwić</text:span><text:span text:style-name="T16_408">,<text:s/></text:span><text:span text:style-name="T16_409">że</text:span><text:span text:style-name="T16_410"><text:s/></text:span><text:span text:style-name="T16_411">z</text:span><text:span text:style-name="T16_412"><text:s/></text:span><text:span text:style-name="T16_413">takimi</text:span><text:span text:style-name="T16_414"><text:s/></text:span><text:span text:style-name="T16_415">gagami</text:span><text:span text:style-name="T16_416">,<text:s/></text:span><text:span text:style-name="T16_417">gra</text:span><text:span text:style-name="T16_418"><text:s/></text:span><text:span text:style-name="T16_419">zdobyła</text:span><text:span text:style-name="T16_420"><text:s/></text:span><text:span text:style-name="T16_421">serca</text:span><text:span text:style-name="T16_422"><text:s/></text:span><text:span text:style-name="T16_423">graczy</text:span><text:span text:style-name="T16_424"><text:s/></text:span><text:span text:style-name="T16_425">i</text:span><text:span text:style-name="T16_426"><text:s/></text:span><text:span text:style-name="T16_427">doczekała</text:span><text:span text:style-name="T16_428"><text:s/></text:span><text:span text:style-name="T16_429">się</text:span><text:span text:style-name="T16_430"><text:s/></text:span><text:span text:style-name="T16_431">kolejnych</text:span><text:span text:style-name="T16_432"><text:s/></text:span><text:span text:style-name="T16_433">części</text:span><text:span text:style-name="T16_434">.<text:s/></text:span><text:span text:style-name="T16_435">A</text:span><text:span text:style-name="T16_436"><text:s/></text:span><text:span text:style-name="T16_437">chociaż</text:span><text:span text:style-name="T16_438"><text:s/></text:span><text:span text:style-name="T16_439">patrząc</text:span><text:span text:style-name="T16_440"><text:s/></text:span><text:span text:style-name="T16_441">na</text:span><text:span text:style-name="T16_442"><text:s/></text:span><text:span text:style-name="T16_443">obecne</text:span><text:span text:style-name="T16_444"><text:s/></text:span><text:span text:style-name="T16_445">standardy</text:span><text:span text:style-name="T16_446">,<text:s/></text:span><text:span text:style-name="T16_447">jej</text:span><text:span text:style-name="T16_448"><text:s/></text:span><text:span text:style-name="T16_449">grafika</text:span><text:span text:style-name="T16_450"><text:s/></text:span><text:span text:style-name="T16_451">nie</text:span><text:span text:style-name="T16_452"><text:s/></text:span><text:span text:style-name="T16_453">należy</text:span><text:span text:style-name="T16_454"><text:s/></text:span><text:span text:style-name="T16_455">do</text:span><text:span text:style-name="T16_456"><text:s/></text:span><text:span text:style-name="T16_457">najlepszych</text:span><text:span text:style-name="T16_458">,<text:s/></text:span><text:span text:style-name="T16_459">to</text:span><text:span text:style-name="T16_460"><text:s/></text:span><text:span text:style-name="T16_461">przyjemność</text:span><text:span text:style-name="T16_462"><text:s/></text:span><text:span text:style-name="T16_463">z</text:span><text:span text:style-name="T16_464"><text:s/></text:span><text:span text:style-name="T16_465">gry</text:span><text:span text:style-name="T16_466"><text:s/></text:span><text:span text:style-name="T16_467">pozostaje</text:span><text:span text:style-name="T16_468"><text:s/></text:span><text:span text:style-name="T16_469">taka</text:span><text:span text:style-name="T16_470"><text:s/></text:span><text:span text:style-name="T16_471">sama</text:span><text:span text:style-name="T16_472">,<text:s/></text:span><text:span text:style-name="T16_473">niezależnie</text:span><text:span text:style-name="T16_474"><text:s/></text:span><text:span text:style-name="T16_475">od</text:span><text:span text:style-name="T16_476"><text:s/></text:span><text:span text:style-name="T16_477">upływu</text:span><text:span text:style-name="T16_478"><text:s/></text:span><text:span text:style-name="T16_479">lat</text:span><text:span text:style-name="T16_480">.</text:span></text:p>
      <text:p text:style-name="P17"/>
      <text:p text:style-name="P18"><text:span text:style-name="T18_1">Link</text:span><text:span text:style-name="T18_2"><text:s/></text:span><text:span text:style-name="T18_3">do</text:span><text:span text:style-name="T18_4"><text:s/></text:span><text:span text:style-name="T18_5">obrazka</text:span><text:span text:style-name="T18_6">:<text:s/></text:span><text:span text:style-name="T18_7"><text:a xlink:type="simple" xlink:href="http://upload.wikimedia.org/wikipedia/en/4/44/Gobliiins_Cover.jpg"><text:span text:style-name="T18_8">1</text:span></text:a></text:span><text:span text:style-name="T18_9"><text:s/></text:span><text:span text:style-name="T18_10"><text:a xlink:type="simple" xlink:href="http://www.bestoldgames.net/img/ss/gobliiins/gobliiins-ss1.gif"><text:span text:style-name="T18_11">2</text:span></text:a></text:span><text:span text:style-name="T18_12"><text:s/></text:span><text:span text:style-name="T18_13"><text:a xlink:type="simple" xlink:href="http://gamesdbase.com/Media/SYSTEM/Commodore_Amiga/Snap/big/Gobliiins_-_1992_-_Sierra_On-Line.jpg"><text:span text:style-name="T18_14">3</text:span></text:a></text:span><text:span text:style-name="T18_15"><text:s/></text:span><text:span text:style-name="T18_16"><text:a xlink:type="simple" xlink:href="http://www.theisozone.com/images/screens/pc-45785-11341631437.png"><text:span text:style-name="T18_17">4</text:span></text:a></text:span></text:p>
      <text:p text:style-name="P19"><text:span text:style-name="T19_1">Link</text:span><text:span text:style-name="T19_2"><text:s/></text:span><text:span text:style-name="T19_3">do</text:span><text:span text:style-name="T19_4"><text:s/></text:span><text:span text:style-name="T19_5">źródła</text:span><text:span text:style-name="T19_6">:<text:s/></text:span><text:span text:style-name="T19_7"><text:a xlink:type="simple" xlink:href="http://en.wikipedia.org/wiki/File:Gobliiins_Cover.jpg"><text:span text:style-name="T19_8">1</text:span></text:a></text:span><text:span text:style-name="T19_9"><text:s/></text:span><text:span text:style-name="T19_10"><text:a xlink:type="simple" xlink:href="http://www.bestoldgames.net/eng/old-games/gobliiins.php"><text:span text:style-name="T19_11">2</text:span></text:a></text:span><text:span text:style-name="T19_12"><text:s/></text:span><text:span text:style-name="T19_13"><text:a xlink:type="simple" xlink:href="http://gamesdbase.com/game/commodore-amiga/gobliiins.aspx"><text:span text:style-name="T19_14">3</text:span></text:a></text:span><text:span text:style-name="T19_15"><text:s/></text:span><text:span text:style-name="T19_16"><text:a xlink:type="simple" xlink:href="http://www.theisozone.com/downloads/pc/dos-games/gobliiins-iso/"><text:span text:style-name="T19_17">4</text:span></text:a></text:span></text:p>
      <text:p text:style-name="P20"/>
      <text:p text:style-name="P21"><text:span text:style-name="T21_1">3.<text:s/></text:span><text:span text:style-name="T21_2">Street</text:span><text:span text:style-name="T21_3"><text:s/></text:span><text:span text:style-name="T21_4">Fighter</text:span><text:span text:style-name="T21_5"><text:s/>2</text:span></text:p>
      <text:p text:style-name="P22"/>
      <text:p text:style-name="P23"><text:span text:style-name="T23_1">Rok</text:span><text:span text:style-name="T23_2"><text:s/>1991<text:s/></text:span><text:span text:style-name="T23_3">był</text:span><text:span text:style-name="T23_4"><text:s/></text:span><text:span text:style-name="T23_5">wyjątkowo</text:span><text:span text:style-name="T23_6"><text:s/></text:span><text:span text:style-name="T23_7">udany</text:span><text:span text:style-name="T23_8"><text:s/></text:span><text:span text:style-name="T23_9">dla</text:span><text:span text:style-name="T23_10"><text:s/></text:span><text:span text:style-name="T23_11">gier</text:span><text:span text:style-name="T23_12"><text:s/></text:span><text:span text:style-name="T23_13">komputerowych</text:span><text:span text:style-name="T23_14">.<text:s/></text:span><text:span text:style-name="T23_15">Pomiędzy</text:span><text:span text:style-name="T23_16"><text:s/></text:span><text:span text:style-name="T23_17">innymi</text:span><text:span text:style-name="T23_18"><text:s/></text:span><text:span text:style-name="T23_19">hitami</text:span><text:span text:style-name="T23_20">,<text:s/></text:span><text:span text:style-name="T23_21">światło</text:span><text:span text:style-name="T23_22"><text:s/></text:span><text:span text:style-name="T23_23">dzienne</text:span><text:span text:style-name="T23_24"><text:s/></text:span><text:span text:style-name="T23_25">ujrzała</text:span><text:span text:style-name="T23_26"><text:s/></text:span><text:span text:style-name="T23_27">wtedy</text:span><text:span text:style-name="T23_28"><text:s/></text:span><text:span text:style-name="T23_29">pozycja</text:span><text:span text:style-name="T23_30"><text:s/>„</text:span><text:span text:style-name="T23_31">Street</text:span><text:span text:style-name="T23_32"><text:s/></text:span><text:span text:style-name="T23_33">Fighter</text:span><text:span text:style-name="T23_34"><text:s/>2”,<text:s/></text:span><text:span text:style-name="T23_35">która</text:span><text:span text:style-name="T23_36"><text:s/></text:span><text:span text:style-name="T23_37">jest</text:span><text:span text:style-name="T23_38"><text:s/></text:span><text:span text:style-name="T23_39">widocznym</text:span><text:span text:style-name="T23_40"><text:s/></text:span><text:span text:style-name="T23_41">potwierdzeniem</text:span><text:span text:style-name="T23_42">,<text:s/></text:span><text:span text:style-name="T23_43">iż</text:span><text:span text:style-name="T23_44"><text:s/></text:span><text:span text:style-name="T23_45">czasami</text:span><text:span text:style-name="T23_46"><text:s/></text:span><text:span text:style-name="T23_47">kontynuacja</text:span><text:span text:style-name="T23_48"><text:s/></text:span><text:span text:style-name="T23_49">potrafi</text:span><text:span text:style-name="T23_50"><text:s/></text:span><text:span text:style-name="T23_51">przebić</text:span><text:span text:style-name="T23_52"><text:s/></text:span><text:span text:style-name="T23_53">pierwowzór</text:span><text:span text:style-name="T23_54">.<text:s/></text:span><text:span text:style-name="T23_55">Właśnie</text:span><text:span text:style-name="T23_56"><text:s/></text:span><text:span text:style-name="T23_57">ta</text:span><text:span text:style-name="T23_58"><text:s/></text:span><text:span text:style-name="T23_59">bijatyka</text:span><text:span text:style-name="T23_60"><text:s/></text:span><text:span text:style-name="T23_61">uznawana</text:span><text:span text:style-name="T23_62"><text:s/></text:span><text:span text:style-name="T23_63">jest</text:span><text:span text:style-name="T23_64"><text:s/></text:span><text:span text:style-name="T23_65">za</text:span><text:span text:style-name="T23_66"><text:s/></text:span><text:span text:style-name="T23_67">tytuł</text:span><text:span text:style-name="T23_68">,<text:s/></text:span><text:span text:style-name="T23_69">który</text:span><text:span text:style-name="T23_70"><text:s/></text:span><text:span text:style-name="T23_71">doprowadził</text:span><text:span text:style-name="T23_72"><text:s/></text:span><text:span text:style-name="T23_73">do</text:span><text:span text:style-name="T23_74"><text:s/></text:span><text:span text:style-name="T23_75">znaczącej</text:span><text:span text:style-name="T23_76"><text:s/></text:span><text:span text:style-name="T23_77">popularyzacji</text:span><text:span text:style-name="T23_78"><text:s/></text:span><text:span text:style-name="T23_79">tego</text:span><text:span text:style-name="T23_80"><text:s/></text:span><text:span text:style-name="T23_81">typu</text:span><text:span text:style-name="T23_82"><text:s/></text:span><text:span text:style-name="T23_83">gier</text:span><text:span text:style-name="T23_84"><text:s/></text:span><text:span text:style-name="T23_85">i</text:span><text:span text:style-name="T23_86"><text:s/></text:span><text:span text:style-name="T23_87">dzierżyła</text:span><text:span text:style-name="T23_88"><text:s/></text:span><text:span text:style-name="T23_89">swoją</text:span><text:span text:style-name="T23_90"><text:s/></text:span><text:span text:style-name="T23_91">palmę</text:span><text:span text:style-name="T23_92"><text:s/></text:span><text:span text:style-name="T23_93">pierwszeństwa</text:span><text:span text:style-name="T23_94">,<text:s/></text:span><text:span text:style-name="T23_95">dopóki</text:span><text:span text:style-name="T23_96"><text:s/></text:span><text:span text:style-name="T23_97">nie</text:span><text:span text:style-name="T23_98"><text:s/></text:span><text:span text:style-name="T23_99">straciła</text:span><text:span text:style-name="T23_100"><text:s/></text:span><text:span text:style-name="T23_101">jej</text:span><text:span text:style-name="T23_102"><text:s/></text:span><text:span text:style-name="T23_103">na</text:span><text:span text:style-name="T23_104"><text:s/></text:span><text:span text:style-name="T23_105">rzecz</text:span><text:span text:style-name="T23_106"><text:s/></text:span><text:span text:style-name="T23_107">Mortal</text:span><text:span text:style-name="T23_108"><text:s/></text:span><text:span text:style-name="T23_109">Kombat</text:span><text:span text:style-name="T23_110">.<text:s/></text:span><text:span text:style-name="T23_111">Zanim</text:span><text:span text:style-name="T23_112"><text:s/></text:span><text:span text:style-name="T23_113">jednak</text:span><text:span text:style-name="T23_114"><text:s/></text:span><text:span text:style-name="T23_115">nastały</text:span><text:span text:style-name="T23_116"><text:s/></text:span><text:span text:style-name="T23_117">czasy</text:span><text:span text:style-name="T23_118"><text:s/></text:span><text:span text:style-name="T23_119">Scorpiona</text:span><text:span text:style-name="T23_120"><text:s/></text:span><text:span text:style-name="T23_121">i</text:span><text:span text:style-name="T23_122"><text:s/></text:span><text:span text:style-name="T23_123">Sub</text:span><text:span text:style-name="T23_124">-</text:span><text:span text:style-name="T23_125">Zero</text:span><text:span text:style-name="T23_126">,<text:s/></text:span><text:span text:style-name="T23_127">wszyscy</text:span><text:span text:style-name="T23_128"><text:s/></text:span><text:span text:style-name="T23_129">toczyli</text:span><text:span text:style-name="T23_130"><text:s/></text:span><text:span text:style-name="T23_131">pojedynki</text:span><text:span text:style-name="T23_132"><text:s/></text:span><text:span text:style-name="T23_133">takimi</text:span><text:span text:style-name="T23_134"><text:s/></text:span><text:span text:style-name="T23_135">postaciami</text:span><text:span text:style-name="T23_136">,<text:s/></text:span><text:span text:style-name="T23_137">jak</text:span><text:span text:style-name="T23_138"><text:s/></text:span><text:span text:style-name="T23_139">Ryu</text:span><text:span text:style-name="T23_140">,<text:s/></text:span><text:span text:style-name="T23_141">Guile</text:span><text:span text:style-name="T23_142">,<text:s/></text:span><text:span text:style-name="T23_143">E</text:span><text:span text:style-name="T23_144">.<text:s/></text:span><text:span text:style-name="T23_145">Honda</text:span><text:span text:style-name="T23_146">,<text:s/></text:span><text:span text:style-name="T23_147">Dhalshim</text:span><text:span text:style-name="T23_148"><text:s/></text:span><text:span text:style-name="T23_149">czy</text:span><text:span text:style-name="T23_150"><text:s/></text:span><text:span text:style-name="T23_151">Zangief</text:span><text:span text:style-name="T23_152">.<text:s/></text:span><text:span text:style-name="T23_153">Twórcy</text:span><text:span text:style-name="T23_154"><text:s/></text:span><text:span text:style-name="T23_155">zadbali</text:span><text:span text:style-name="T23_156"><text:s/></text:span><text:span text:style-name="T23_157">o</text:span><text:span text:style-name="T23_158"><text:s/></text:span><text:span text:style-name="T23_159">zróżnicowanie</text:span><text:span text:style-name="T23_160"><text:s/></text:span><text:span text:style-name="T23_161">geograficzne</text:span><text:span text:style-name="T23_162">,<text:s/></text:span><text:span text:style-name="T23_163">co</text:span><text:span text:style-name="T23_164"><text:s/></text:span><text:span text:style-name="T23_165">pozwoliło</text:span><text:span text:style-name="T23_166"><text:s/></text:span><text:span text:style-name="T23_167">nam</text:span><text:span text:style-name="T23_168"><text:s/></text:span><text:span text:style-name="T23_169">walczyć</text:span><text:span text:style-name="T23_170"><text:s/></text:span><text:span text:style-name="T23_171">w</text:span><text:span text:style-name="T23_172"><text:s/></text:span><text:span text:style-name="T23_173">różnych</text:span><text:span text:style-name="T23_174"><text:s/></text:span><text:span text:style-name="T23_175">sceneriach</text:span><text:span text:style-name="T23_176">,<text:s/></text:span><text:span text:style-name="T23_177">które</text:span><text:span text:style-name="T23_178"><text:s/></text:span><text:span text:style-name="T23_179">charakteryzowały</text:span><text:span text:style-name="T23_180"><text:s/></text:span><text:span text:style-name="T23_181">się</text:span><text:span text:style-name="T23_182"><text:s/></text:span><text:span text:style-name="T23_183">całkiem</text:span><text:span text:style-name="T23_184"><text:s/></text:span><text:span text:style-name="T23_185">przyjemną</text:span><text:span text:style-name="T23_186"><text:s/></text:span><text:span text:style-name="T23_187">dla</text:span><text:span text:style-name="T23_188"><text:s/></text:span><text:span text:style-name="T23_189">oka</text:span><text:span text:style-name="T23_190"><text:s/></text:span><text:span text:style-name="T23_191">grafiką</text:span><text:span text:style-name="T23_192">.<text:s/></text:span><text:span text:style-name="T23_193">Wszyscy</text:span><text:span text:style-name="T23_194"><text:s/></text:span><text:span text:style-name="T23_195">bohaterowie</text:span><text:span text:style-name="T23_196"><text:s/></text:span><text:span text:style-name="T23_197">mieli</text:span><text:span text:style-name="T23_198"><text:s/></text:span><text:span text:style-name="T23_199">swoje</text:span><text:span text:style-name="T23_200"><text:s/></text:span><text:span text:style-name="T23_201">unikalne</text:span><text:span text:style-name="T23_202"><text:s/></text:span><text:span text:style-name="T23_203">ciosy</text:span><text:span text:style-name="T23_204">,<text:s/></text:span><text:span text:style-name="T23_205">co</text:span><text:span text:style-name="T23_206"><text:s/></text:span><text:span text:style-name="T23_207">chwilami</text:span><text:span text:style-name="T23_208"><text:s/></text:span><text:span text:style-name="T23_209">potrafiło</text:span><text:span text:style-name="T23_210"><text:s/></text:span><text:span text:style-name="T23_211">doprowadzić</text:span><text:span text:style-name="T23_212"><text:s/></text:span><text:span text:style-name="T23_213">do</text:span><text:span text:style-name="T23_214"><text:s/></text:span><text:span text:style-name="T23_215">rozpaczy</text:span><text:span text:style-name="T23_216"><text:s/></text:span><text:span text:style-name="T23_217">i</text:span><text:span text:style-name="T23_218"><text:s/></text:span><text:span text:style-name="T23_219">wielu</text:span><text:span text:style-name="T23_220"><text:s/></text:span><text:span text:style-name="T23_221">niekoniecznie</text:span><text:span text:style-name="T23_222"><text:s/></text:span><text:span text:style-name="T23_223">uprzejmych</text:span><text:span text:style-name="T23_224"><text:s/></text:span><text:span text:style-name="T23_225">określeń</text:span><text:span text:style-name="T23_226"><text:s/></text:span><text:span text:style-name="T23_227">kierowanych</text:span><text:span text:style-name="T23_228"><text:s/></text:span><text:span text:style-name="T23_229">pod</text:span><text:span text:style-name="T23_230"><text:s/></text:span><text:span text:style-name="T23_231">adresem</text:span><text:span text:style-name="T23_232"><text:s/></text:span><text:span text:style-name="T23_233">przeciwnika</text:span><text:span text:style-name="T23_234"><text:s/>(</text:span><text:span text:style-name="T23_235">kto</text:span><text:span text:style-name="T23_236"><text:s/></text:span><text:span text:style-name="T23_237">spotkał</text:span><text:span text:style-name="T23_238"><text:s/></text:span><text:span text:style-name="T23_239">się</text:span><text:span text:style-name="T23_240"><text:s/></text:span><text:span text:style-name="T23_241">z</text:span><text:span text:style-name="T23_242"><text:s/></text:span><text:span text:style-name="T23_243">wyciągniętymi</text:span><text:span text:style-name="T23_244"><text:s/></text:span><text:span text:style-name="T23_245">na</text:span><text:span text:style-name="T23_246"><text:s/></text:span><text:span text:style-name="T23_247">pół</text:span><text:span text:style-name="T23_248"><text:s/></text:span><text:span text:style-name="T23_249">ekranu</text:span><text:span text:style-name="T23_250"><text:s/></text:span><text:span text:style-name="T23_251">pięściami</text:span><text:span text:style-name="T23_252"><text:s/></text:span><text:span text:style-name="T23_253">Dhalshima</text:span><text:span text:style-name="T23_254">,<text:s/></text:span><text:span text:style-name="T23_255">ten</text:span><text:span text:style-name="T23_256"><text:s/></text:span><text:span text:style-name="T23_257">wie</text:span><text:span text:style-name="T23_258">,<text:s/></text:span><text:span text:style-name="T23_259">o</text:span><text:span text:style-name="T23_260"><text:s/></text:span><text:span text:style-name="T23_261">czym</text:span><text:span text:style-name="T23_262"><text:s/></text:span><text:span text:style-name="T23_263">piszę</text:span><text:span text:style-name="T23_264">).<text:s/></text:span><text:span text:style-name="T23_265">Chociaż</text:span><text:span text:style-name="T23_266"><text:s/></text:span><text:span text:style-name="T23_267">gra</text:span><text:span text:style-name="T23_268"><text:s/></text:span><text:span text:style-name="T23_269">posiadała</text:span><text:span text:style-name="T23_270"><text:s/></text:span><text:span text:style-name="T23_271">tryb</text:span><text:span text:style-name="T23_272"><text:s/></text:span><text:span text:style-name="T23_273">jednoosobowy</text:span><text:span text:style-name="T23_274">,<text:s/></text:span><text:span text:style-name="T23_275">to</text:span><text:span text:style-name="T23_276"><text:s/></text:span><text:span text:style-name="T23_277">jednak</text:span><text:span text:style-name="T23_278"><text:s/></text:span><text:span text:style-name="T23_279">największą</text:span><text:span text:style-name="T23_280"><text:s/></text:span><text:span text:style-name="T23_281">radość</text:span><text:span text:style-name="T23_282"><text:s/></text:span><text:span text:style-name="T23_283">sprawiała</text:span><text:span text:style-name="T23_284"><text:s/></text:span><text:span text:style-name="T23_285">gra</text:span><text:span text:style-name="T23_286"><text:s/></text:span><text:span text:style-name="T23_287">przeciwko</text:span><text:span text:style-name="T23_288"><text:s/></text:span><text:span text:style-name="T23_289">ludzkiemu</text:span><text:span text:style-name="T23_290"><text:s/></text:span><text:span text:style-name="T23_291">przeciwnikowi</text:span><text:span text:style-name="T23_292">.<text:s/></text:span><text:span text:style-name="T23_293">Co</text:span><text:span text:style-name="T23_294"><text:s/></text:span><text:span text:style-name="T23_295">prawda</text:span><text:span text:style-name="T23_296"><text:s/></text:span><text:span text:style-name="T23_297">opanowanie</text:span><text:span text:style-name="T23_298"><text:s/></text:span><text:span text:style-name="T23_299">wszystkich</text:span><text:span text:style-name="T23_300"><text:s/></text:span><text:span text:style-name="T23_301">ciosów</text:span><text:span text:style-name="T23_302"><text:s/></text:span><text:span text:style-name="T23_303">zajmowało</text:span><text:span text:style-name="T23_304"><text:s/></text:span><text:span text:style-name="T23_305">trochę</text:span><text:span text:style-name="T23_306"><text:s/></text:span><text:span text:style-name="T23_307">czasu</text:span><text:span text:style-name="T23_308">,<text:s/></text:span><text:span text:style-name="T23_309">jednak</text:span><text:span text:style-name="T23_310"><text:s/></text:span><text:span text:style-name="T23_311">możliwość</text:span><text:span text:style-name="T23_312"><text:s/></text:span><text:span text:style-name="T23_313">spuszczenia</text:span><text:span text:style-name="T23_314"><text:s/></text:span><text:span text:style-name="T23_315">manta</text:span><text:span text:style-name="T23_316"><text:s/></text:span><text:span text:style-name="T23_317">znajomemu</text:span><text:span text:style-name="T23_318"><text:s/></text:span><text:span text:style-name="T23_319">była</text:span><text:span text:style-name="T23_320"><text:s/></text:span><text:span text:style-name="T23_321">warta</text:span><text:span text:style-name="T23_322"><text:s/></text:span><text:span text:style-name="T23_323">poświęceniu</text:span><text:span text:style-name="T23_324"><text:s/></text:span><text:span text:style-name="T23_325">tych</text:span><text:span text:style-name="T23_326"><text:s/></text:span><text:span text:style-name="T23_327">godzin</text:span><text:span text:style-name="T23_328"><text:s/></text:span><text:span text:style-name="T23_329">czy</text:span><text:span text:style-name="T23_330"><text:s/></text:span><text:span text:style-name="T23_331">dni</text:span><text:span text:style-name="T23_332"><text:s/></text:span><text:span text:style-name="T23_333">spędzonych</text:span><text:span text:style-name="T23_334"><text:s/></text:span><text:span text:style-name="T23_335">na</text:span><text:span text:style-name="T23_336"><text:s/></text:span><text:span text:style-name="T23_337">grze</text:span><text:span text:style-name="T23_338">.<text:s/></text:span><text:span text:style-name="T23_339">Nawet</text:span><text:span text:style-name="T23_340"><text:s/></text:span><text:span text:style-name="T23_341">dzisiaj</text:span><text:span text:style-name="T23_342"><text:s/></text:span><text:span text:style-name="T23_343">warto</text:span><text:span text:style-name="T23_344"><text:s/></text:span><text:span text:style-name="T23_345">czasami</text:span><text:span text:style-name="T23_346"><text:s/></text:span><text:span text:style-name="T23_347">sięgnąć</text:span><text:span text:style-name="T23_348"><text:s/></text:span><text:span text:style-name="T23_349">do</text:span><text:span text:style-name="T23_350"><text:s/></text:span><text:span text:style-name="T23_351">tej</text:span><text:span text:style-name="T23_352"><text:s/></text:span><text:span text:style-name="T23_353">gry</text:span><text:span text:style-name="T23_354"><text:s/></text:span><text:span text:style-name="T23_355">i</text:span><text:span text:style-name="T23_356"><text:s/></text:span><text:span text:style-name="T23_357">dać</text:span><text:span text:style-name="T23_358"><text:s/></text:span><text:span text:style-name="T23_359">komuś</text:span><text:span text:style-name="T23_360"><text:s/></text:span><text:span text:style-name="T23_361">solidny</text:span><text:span text:style-name="T23_362"><text:s/></text:span><text:span text:style-name="T23_363">wycisk</text:span><text:span text:style-name="T23_364"><text:s/></text:span><text:span text:style-name="T23_365">w</text:span><text:span text:style-name="T23_366"><text:s/></text:span><text:span text:style-name="T23_367">dosyć</text:span><text:span text:style-name="T23_368"><text:s/></text:span><text:span text:style-name="T23_369">cukierkowej</text:span><text:span text:style-name="T23_370">,<text:s/></text:span><text:span text:style-name="T23_371">dwuwymiarowej</text:span><text:span text:style-name="T23_372"><text:s/></text:span><text:span text:style-name="T23_373">grafice</text:span><text:span text:style-name="T23_374"><text:s/>–<text:s/></text:span><text:span text:style-name="T23_375"><office:annotation><dc:creator/><text:p text:style-name="P24"><text:span text:style-name="T24_1">Czwórka</text:span><text:span text:style-name="T24_2"><text:s/></text:span><text:span text:style-name="T24_3">nie</text:span><text:span text:style-name="T24_4"><text:s/></text:span><text:span text:style-name="T24_5">jest</text:span><text:span text:style-name="T24_6"><text:s/></text:span><text:span text:style-name="T24_7">najgorsza</text:span><text:span text:style-name="T24_8">,<text:s/></text:span><text:span text:style-name="T24_9">też</text:span><text:span text:style-name="T24_10"><text:s/></text:span><text:span text:style-name="T24_11">się</text:span><text:span text:style-name="T24_12"><text:s/></text:span><text:span text:style-name="T24_13">fajnie</text:span><text:span text:style-name="T24_14"><text:s/></text:span><text:span text:style-name="T24_15">gra</text:span></text:p></office:annotation></text:span><text:span text:style-name="T24_16"><office:annotation><dc:creator/><text:p text:style-name="P25"><text:span text:style-name="T25_1">nie</text:span><text:span text:style-name="T25_2"><text:s/></text:span><text:span text:style-name="T25_3">znam</text:span><text:span text:style-name="T25_4"><text:s/>:</text:span><text:span text:style-name="T25_5">D</text:span><text:span text:style-name="T25_6"><text:s/></text:span><text:span text:style-name="T25_7">Za</text:span><text:span text:style-name="T25_8"><text:s/></text:span><text:span text:style-name="T25_9">nowa</text:span><text:span text:style-name="T25_10"><text:s/>:</text:span><text:span text:style-name="T25_11">D</text:span></text:p></office:annotation></text:span><text:span text:style-name="T25_12"><office:annotation><dc:creator/><text:p text:style-name="P26"><text:span text:style-name="T26_1">Osobiście</text:span><text:span text:style-name="T26_2"><text:s/></text:span><text:span text:style-name="T26_3">polecam</text:span><text:span text:style-name="T26_4"><text:s/></text:span><text:span text:style-name="T26_5">w</text:span><text:span text:style-name="T26_6"><text:s/></text:span><text:span text:style-name="T26_7">wolnej</text:span><text:span text:style-name="T26_8"><text:s/></text:span><text:span text:style-name="T26_9">chwili</text:span><text:span text:style-name="T26_10"><text:s/>:)<text:s/></text:span><text:span text:style-name="T26_11">ostatnio</text:span><text:span text:style-name="T26_12"><text:s/></text:span><text:span text:style-name="T26_13">wyszła</text:span><text:span text:style-name="T26_14"><text:s/></text:span><text:span text:style-name="T26_15">wersja</text:span><text:span text:style-name="T26_16"><text:s/></text:span><text:span text:style-name="T26_17">Ultra</text:span><text:span text:style-name="T26_18"><text:s/></text:span><text:span text:style-name="T26_19">SF</text:span><text:span text:style-name="T26_20"><text:s/></text:span><text:span text:style-name="T26_21">IV</text:span><text:span text:style-name="T26_22">,<text:s/></text:span><text:span text:style-name="T26_23">ma</text:span><text:span text:style-name="T26_24"><text:s/></text:span><text:span text:style-name="T26_25">najwięcej</text:span><text:span text:style-name="T26_26"><text:s/></text:span><text:span text:style-name="T26_27">postaci</text:span><text:span text:style-name="T26_28"><text:s/></text:span><text:span text:style-name="T26_29">i</text:span><text:span text:style-name="T26_30"><text:s/></text:span><text:span text:style-name="T26_31">poprawioną</text:span><text:span text:style-name="T26_32"><text:s/></text:span><text:span text:style-name="T26_33">mechanikę</text:span><text:span text:style-name="T26_34">,<text:s/></text:span><text:span text:style-name="T26_35">ale</text:span><text:span text:style-name="T26_36"><text:s/></text:span><text:span text:style-name="T26_37">Super</text:span><text:span text:style-name="T26_38"><text:s/></text:span><text:span text:style-name="T26_39">SF</text:span><text:span text:style-name="T26_40"><text:s/></text:span><text:span text:style-name="T26_41">IV</text:span><text:span text:style-name="T26_42"><text:s/></text:span><text:span text:style-name="T26_43">AE</text:span><text:span text:style-name="T26_44"><text:s/></text:span><text:span text:style-name="T26_45">też</text:span><text:span text:style-name="T26_46"><text:s/></text:span><text:span text:style-name="T26_47">jest</text:span><text:span text:style-name="T26_48"><text:s/></text:span><text:span text:style-name="T26_49">spoko</text:span><text:span text:style-name="T26_50"><text:s/>:</text:span><text:span text:style-name="T26_51">P</text:span></text:p></office:annotation></text:span><text:span text:style-name="T26_52"><office:annotation><dc:creator/><text:p text:style-name="P27"><text:span text:style-name="T27_1">Jak</text:span><text:span text:style-name="T27_2"><text:s/></text:span><text:span text:style-name="T27_3">mam</text:span><text:span text:style-name="T27_4"><text:s/></text:span><text:span text:style-name="T27_5">ochotę</text:span><text:span text:style-name="T27_6"><text:s/></text:span><text:span text:style-name="T27_7">na</text:span><text:span text:style-name="T27_8"><text:s/></text:span><text:span text:style-name="T27_9">Street</text:span><text:span text:style-name="T27_10"><text:s/></text:span><text:span text:style-name="T27_11">Fightera</text:span><text:span text:style-name="T27_12"><text:s/></text:span><text:span text:style-name="T27_13">to</text:span><text:span text:style-name="T27_14"><text:s/></text:span><text:span text:style-name="T27_15">odpalam</text:span><text:span text:style-name="T27_16"><text:s/></text:span><text:span text:style-name="T27_17">właśnie</text:span><text:span text:style-name="T27_18"><text:s/></text:span><text:span text:style-name="T27_19">dwójkę</text:span><text:span text:style-name="T27_20">.</text:span></text:p></office:annotation></text:span><text:span text:style-name="T27_21">niech</text:span><text:span text:style-name="T27_22"><text:s/></text:span><text:span text:style-name="T27_23">się</text:span><text:span text:style-name="T27_24"><text:s/></text:span><text:span text:style-name="T27_25">najnowsze</text:span><text:span text:style-name="T27_26"><text:s/></text:span><text:span text:style-name="T27_27">tytuły</text:span><text:span text:style-name="T27_28"><text:s/></text:span><text:span text:style-name="T27_29">chowają</text:span><text:span text:style-name="T27_30">!</text:span><text:span text:style-name="T27_31"><text:s/></text:span><text:span text:style-name="T27_32">Z</text:span><text:span text:style-name="T27_33"><text:s/></text:span><text:span text:style-name="T27_34">ciekawostek</text:span><text:span text:style-name="T27_35"><text:s/></text:span><text:span text:style-name="T27_36">dodam</text:span><text:span text:style-name="T27_37"><text:s/></text:span><text:span text:style-name="T27_38">jeszcze</text:span><text:span text:style-name="T27_39">,<text:s/></text:span><text:span text:style-name="T27_40">iż</text:span><text:span text:style-name="T27_41"><text:s/></text:span><text:span text:style-name="T27_42">na</text:span><text:span text:style-name="T27_43"><text:s/></text:span><text:span text:style-name="T27_44">jej</text:span><text:span text:style-name="T27_45"><text:s/></text:span><text:span text:style-name="T27_46">podstawie</text:span><text:span text:style-name="T27_47"><text:s/></text:span><text:span text:style-name="T27_48">nakręcono</text:span><text:span text:style-name="T27_49"><text:s/></text:span><text:span text:style-name="T27_50">film</text:span><text:span text:style-name="T27_51"><text:s/></text:span><text:span text:style-name="T27_52">z</text:span><text:span text:style-name="T27_53"><text:s/></text:span><text:span text:style-name="T27_54">Jean</text:span><text:span text:style-name="T27_55">-</text:span><text:span text:style-name="T27_56">Claude</text:span><text:span text:style-name="T27_57"><text:s/></text:span><text:span text:style-name="T27_58">Van</text:span><text:span text:style-name="T27_59"><text:s/></text:span><text:span text:style-name="T27_60">Dammem</text:span><text:span text:style-name="T27_61">,<text:s/></text:span><text:span text:style-name="T27_62">jednak</text:span><text:span text:style-name="T27_63"><text:s/></text:span><text:span text:style-name="T27_64">tutaj</text:span><text:span text:style-name="T27_65"><text:s/></text:span><text:span text:style-name="T27_66">nie</text:span><text:span text:style-name="T27_67"><text:s/></text:span><text:span text:style-name="T27_68">udzielę</text:span><text:span text:style-name="T27_69"><text:s/></text:span><text:span text:style-name="T27_70">dodatkowych</text:span><text:span text:style-name="T27_71"><text:s/></text:span><text:span text:style-name="T27_72">informacji</text:span><text:span text:style-name="T27_73">,<text:s/></text:span><text:span text:style-name="T27_74">gdyż</text:span><text:span text:style-name="T27_75"><text:s/></text:span><text:span text:style-name="T27_76">trudno</text:span><text:span text:style-name="T27_77"><text:s/></text:span><text:span text:style-name="T27_78">się</text:span><text:span text:style-name="T27_79"><text:s/></text:span><text:span text:style-name="T27_80">nie</text:span><text:span text:style-name="T27_81"><text:s/></text:span><text:span text:style-name="T27_82">zgodzić</text:span><text:span text:style-name="T27_83"><text:s/></text:span><text:span text:style-name="T27_84">z</text:span><text:span text:style-name="T27_85"><text:s/></text:span><text:span text:style-name="T27_86">opinią</text:span><text:span text:style-name="T27_87">,<text:s/></text:span><text:span text:style-name="T27_88">iż</text:span><text:span text:style-name="T27_89"><text:s/></text:span><text:span text:style-name="T27_90">wyszedł</text:span><text:span text:style-name="T27_91"><text:s/></text:span><text:span text:style-name="T27_92">z</text:span><text:span text:style-name="T27_93"><text:s/></text:span><text:span text:style-name="T27_94">tego</text:span><text:span text:style-name="T27_95"><text:s/></text:span><text:span text:style-name="T27_96">straszliwy</text:span><text:span text:style-name="T27_97"><text:s/></text:span><text:span text:style-name="T27_98">kicz</text:span><text:span text:style-name="T27_99">,<text:s/></text:span><text:span text:style-name="T27_100">by</text:span><text:span text:style-name="T27_101"><text:s/></text:span><text:span text:style-name="T27_102">nie</text:span><text:span text:style-name="T27_103"><text:s/></text:span><text:span text:style-name="T27_104">powiedzieć</text:span><text:span text:style-name="T27_105"><text:s/></text:span><text:span text:style-name="T27_106">syf</text:span><text:span text:style-name="T27_107"><text:s/></text:span><text:span text:style-name="T27_108">i</text:span><text:span text:style-name="T27_109"><text:s/></text:span><text:span text:style-name="T27_110">malaria</text:span><text:span text:style-name="T27_111">.</text:span></text:p>
      <text:p text:style-name="P28"/>
      <text:p text:style-name="P29"><text:span text:style-name="T29_1">Link</text:span><text:span text:style-name="T29_2"><text:s/></text:span><text:span text:style-name="T29_3">do</text:span><text:span text:style-name="T29_4"><text:s/></text:span><text:span text:style-name="T29_5">obrazka</text:span><text:span text:style-name="T29_6">:<text:s/></text:span><text:span text:style-name="T29_7"><text:a xlink:type="simple" xlink:href="http://upload.wikimedia.org/wikipedia/en/1/1d/SF2_JPN_flyer.jpg"><text:span text:style-name="T29_8">1</text:span></text:a></text:span><text:span text:style-name="T29_9"><text:s/></text:span><text:span text:style-name="T29_10"><text:a xlink:type="simple" xlink:href="http://upload.wikimedia.org/wikipedia/en/4/46/Street_Fighter_II_%28arcade%29_screenshot.png"><text:span text:style-name="T29_11">2</text:span></text:a></text:span></text:p>
      <text:p text:style-name="P30"><text:span text:style-name="T30_1">Link</text:span><text:span text:style-name="T30_2"><text:s/></text:span><text:span text:style-name="T30_3">do</text:span><text:span text:style-name="T30_4"><text:s/></text:span><text:span text:style-name="T30_5">źródła</text:span><text:span text:style-name="T30_6">:<text:s/></text:span><text:span text:style-name="T30_7"><text:a xlink:type="simple" xlink:href="http://en.wikipedia.org/wiki/File:SF2_JPN_flyer.jpg"><text:span text:style-name="T30_8">1</text:span></text:a></text:span><text:span text:style-name="T30_9"><text:s/></text:span><text:span text:style-name="T30_10"><text:a xlink:type="simple" xlink:href="http://en.wikipedia.org/wiki/File:Street_Fighter_II_(arcade)_screenshot.png"><text:span text:style-name="T30_11">2</text:span></text:a></text:span></text:p>
      <text:p text:style-name="P31"/>
      <text:p text:style-name="P32"><text:span text:style-name="T32_1">4.<text:s/></text:span><text:span text:style-name="T32_2">Sid</text:span><text:span text:style-name="T32_3"><text:s/></text:span><text:span text:style-name="T32_4">Meier</text:span><text:span text:style-name="T32_5">’</text:span><text:span text:style-name="T32_6">s</text:span><text:span text:style-name="T32_7"><text:s/></text:span><text:span text:style-name="T32_8">Civilization</text:span></text:p>
      <text:p text:style-name="P33"/>
      <text:p text:style-name="P34"><text:span text:style-name="T34_1">Tę</text:span><text:span text:style-name="T34_2"><text:s/></text:span><text:span text:style-name="T34_3">część</text:span><text:span text:style-name="T34_4"><text:s/></text:span><text:span text:style-name="T34_5">zakończymy</text:span><text:span text:style-name="T34_6"><text:s/></text:span><text:span text:style-name="T34_7">prawdziwą</text:span><text:span text:style-name="T34_8"><text:s/></text:span><text:span text:style-name="T34_9">perłą</text:span><text:span text:style-name="T34_10">.<text:s/></text:span><text:span text:style-name="T34_11">Żaden</text:span><text:span text:style-name="T34_12"><text:s/></text:span><text:span text:style-name="T34_13">przegląd</text:span><text:span text:style-name="T34_14"><text:s/></text:span><text:span text:style-name="T34_15">starych</text:span><text:span text:style-name="T34_16"><text:s/></text:span><text:span text:style-name="T34_17">gier</text:span><text:span text:style-name="T34_18"><text:s/></text:span><text:span text:style-name="T34_19">nie</text:span><text:span text:style-name="T34_20"><text:s/></text:span><text:span text:style-name="T34_21">byłby</text:span><text:span text:style-name="T34_22"><text:s/></text:span><text:span text:style-name="T34_23">kompletny</text:span><text:span text:style-name="T34_24"><text:s/></text:span><text:span text:style-name="T34_25">bez</text:span><text:span text:style-name="T34_26"><text:s/></text:span><text:span text:style-name="T34_27">tej</text:span><text:span text:style-name="T34_28"><text:s/></text:span><text:span text:style-name="T34_29">pozycji</text:span><text:span text:style-name="T34_30">.<text:s/></text:span><text:span text:style-name="T34_31">Nie</text:span><text:span text:style-name="T34_32"><text:s/></text:span><text:span text:style-name="T34_33">jest</text:span><text:span text:style-name="T34_34"><text:s/></text:span><text:span text:style-name="T34_35">przesadą</text:span><text:span text:style-name="T34_36"><text:s/></text:span><text:span text:style-name="T34_37">twierdzenie</text:span><text:span text:style-name="T34_38">,<text:s/></text:span><text:span text:style-name="T34_39">iż</text:span><text:span text:style-name="T34_40"><text:s/></text:span><text:span text:style-name="T34_41">wypuszczona</text:span><text:span text:style-name="T34_42"><text:s/></text:span><text:span text:style-name="T34_43">na</text:span><text:span text:style-name="T34_44"><text:s/></text:span><text:span text:style-name="T34_45">rynek</text:span><text:span text:style-name="T34_46"><text:s/>16<text:s/></text:span><text:span text:style-name="T34_47">grudnia</text:span><text:span text:style-name="T34_48"><text:s/>1991<text:s/></text:span><text:span text:style-name="T34_49">roku</text:span><text:span text:style-name="T34_50"><text:s/></text:span><text:span text:style-name="T34_51">Cywilizacja</text:span><text:span text:style-name="T34_52"><text:s/></text:span><text:span text:style-name="T34_53">dosłownie</text:span><text:span text:style-name="T34_54"><text:s/></text:span><text:span text:style-name="T34_55">wstrząsnęła</text:span><text:span text:style-name="T34_56"><text:s/></text:span><text:span text:style-name="T34_57">środowiskiem</text:span><text:span text:style-name="T34_58"><text:s/></text:span><text:span text:style-name="T34_59">graczy</text:span><text:span text:style-name="T34_60">,<text:s/></text:span><text:span text:style-name="T34_61">szybko</text:span><text:span text:style-name="T34_62"><text:s/></text:span><text:span text:style-name="T34_63">i</text:span><text:span text:style-name="T34_64"><text:s/></text:span><text:span text:style-name="T34_65">trwale</text:span><text:span text:style-name="T34_66"><text:s/></text:span><text:span text:style-name="T34_67">zajmując</text:span><text:span text:style-name="T34_68"><text:s/></text:span><text:span text:style-name="T34_69">sobie</text:span><text:span text:style-name="T34_70"><text:s/></text:span><text:span text:style-name="T34_71">miejsce</text:span><text:span text:style-name="T34_72"><text:s/></text:span><text:span text:style-name="T34_73">w</text:span><text:span text:style-name="T34_74"><text:s/></text:span><text:span text:style-name="T34_75">ich</text:span><text:span text:style-name="T34_76"><text:s/></text:span><text:span text:style-name="T34_77">sercach</text:span><text:span text:style-name="T34_78">.<text:s/></text:span><text:span text:style-name="T34_79">Sid</text:span><text:span text:style-name="T34_80"><text:s/></text:span><text:span text:style-name="T34_81">Meier</text:span><text:span text:style-name="T34_82"><text:s/></text:span><text:span text:style-name="T34_83">stworzył</text:span><text:span text:style-name="T34_84"><text:s/></text:span><text:span text:style-name="T34_85">prawdziwą</text:span><text:span text:style-name="T34_86"><text:s/></text:span><text:span text:style-name="T34_87">perełkę</text:span><text:span text:style-name="T34_88"><text:s/>–<text:s/></text:span><text:span text:style-name="T34_89">niesamowicie</text:span><text:span text:style-name="T34_90">,<text:s/></text:span><text:span text:style-name="T34_91">jak</text:span><text:span text:style-name="T34_92"><text:s/></text:span><text:span text:style-name="T34_93">na</text:span><text:span text:style-name="T34_94"><text:s/></text:span><text:span text:style-name="T34_95">tamte</text:span><text:span text:style-name="T34_96"><text:s/></text:span><text:span text:style-name="T34_97">czasy</text:span><text:span text:style-name="T34_98">,<text:s/></text:span><text:span text:style-name="T34_99">złożony</text:span><text:span text:style-name="T34_100"><text:s/></text:span><text:span text:style-name="T34_101">symulator</text:span><text:span text:style-name="T34_102"><text:s/></text:span><text:span text:style-name="T34_103">imperium</text:span><text:span text:style-name="T34_104">,<text:s/></text:span><text:span text:style-name="T34_105">w</text:span><text:span text:style-name="T34_106"><text:s/></text:span><text:span text:style-name="T34_107">którym</text:span><text:span text:style-name="T34_108"><text:s/></text:span><text:span text:style-name="T34_109">budowaliśmy</text:span><text:span text:style-name="T34_110"><text:s/></text:span><text:span text:style-name="T34_111">miasta</text:span><text:span text:style-name="T34_112">,<text:s/></text:span><text:span text:style-name="T34_113">wynajdowaliśmy</text:span><text:span text:style-name="T34_114"><text:s/></text:span><text:span text:style-name="T34_115">zaawansowane</text:span><text:span text:style-name="T34_116"><text:s/></text:span><text:span text:style-name="T34_117">technologie</text:span><text:span text:style-name="T34_118"><text:s/></text:span><text:span text:style-name="T34_119">i</text:span><text:span text:style-name="T34_120"><text:s/></text:span><text:span text:style-name="T34_121">prowadziliśmy</text:span><text:span text:style-name="T34_122"><text:s/></text:span><text:span text:style-name="T34_123">wojny</text:span><text:span text:style-name="T34_124"><text:s/></text:span><text:span text:style-name="T34_125">o</text:span><text:span text:style-name="T34_126"><text:s/></text:span><text:span text:style-name="T34_127">światową</text:span><text:span text:style-name="T34_128"><text:s/></text:span><text:span text:style-name="T34_129">dominację</text:span><text:span text:style-name="T34_130"><text:s/></text:span><text:span text:style-name="T34_131">z</text:span><text:span text:style-name="T34_132"><text:s/></text:span><text:span text:style-name="T34_133">przeciwnikami</text:span><text:span text:style-name="T34_134">.<text:s/></text:span><text:span text:style-name="T34_135">A</text:span><text:span text:style-name="T34_136"><text:s/></text:span><text:span text:style-name="T34_137">to</text:span><text:span text:style-name="T34_138"><text:s/></text:span><text:span text:style-name="T34_139">wszystko</text:span><text:span text:style-name="T34_140"><text:s/></text:span><text:span text:style-name="T34_141">na</text:span><text:span text:style-name="T34_142"><text:s/></text:span><text:span text:style-name="T34_143">przestrzeni</text:span><text:span text:style-name="T34_144"><text:s/>6000<text:s/></text:span><text:span text:style-name="T34_145">lat</text:span><text:span text:style-name="T34_146">,<text:s/></text:span><text:span text:style-name="T34_147">podczas</text:span><text:span text:style-name="T34_148"><text:s/></text:span><text:span text:style-name="T34_149">których</text:span><text:span text:style-name="T34_150"><text:s/></text:span><text:span text:style-name="T34_151">przechodziliśmy</text:span><text:span text:style-name="T34_152"><text:s/></text:span><text:span text:style-name="T34_153">od</text:span><text:span text:style-name="T34_154"><text:s/></text:span><text:span text:style-name="T34_155">falang</text:span><text:span text:style-name="T34_156"><text:s/></text:span><text:span text:style-name="T34_157">przez</text:span><text:span text:style-name="T34_158"><text:s/></text:span><text:span text:style-name="T34_159">legiony</text:span><text:span text:style-name="T34_160"><text:s/></text:span><text:span text:style-name="T34_161">i</text:span><text:span text:style-name="T34_162"><text:s/></text:span><text:span text:style-name="T34_163">muszkieterów</text:span><text:span text:style-name="T34_164"><text:s/></text:span><text:span text:style-name="T34_165">aż</text:span><text:span text:style-name="T34_166"><text:s/></text:span><text:span text:style-name="T34_167">po</text:span><text:span text:style-name="T34_168"><text:s/></text:span><text:span text:style-name="T34_169">czołgi</text:span><text:span text:style-name="T34_170"><text:s/></text:span><text:span text:style-name="T34_171">i</text:span><text:span text:style-name="T34_172"><text:s/></text:span><text:span text:style-name="T34_173">broń</text:span><text:span text:style-name="T34_174"><text:s/></text:span><text:span text:style-name="T34_175">atomową</text:span><text:span text:style-name="T34_176">.<text:s/></text:span><text:span text:style-name="T34_177">Jednocześnie</text:span><text:span text:style-name="T34_178"><text:s/></text:span><text:span text:style-name="T34_179">rozbudowywaliśmy</text:span><text:span text:style-name="T34_180"><text:s/></text:span><text:span text:style-name="T34_181">nasze</text:span><text:span text:style-name="T34_182"><text:s/></text:span><text:span text:style-name="T34_183">państwo</text:span><text:span text:style-name="T34_184">,<text:s/></text:span><text:span text:style-name="T34_185">stawiając</text:span><text:span text:style-name="T34_186"><text:s/></text:span><text:span text:style-name="T34_187">nowe</text:span><text:span text:style-name="T34_188"><text:s/></text:span><text:span text:style-name="T34_189">budynki</text:span><text:span text:style-name="T34_190">,<text:s/></text:span><text:span text:style-name="T34_191">ustalając</text:span><text:span text:style-name="T34_192"><text:s/></text:span><text:span text:style-name="T34_193">podatki</text:span><text:span text:style-name="T34_194"><text:s/></text:span><text:span text:style-name="T34_195">czy</text:span><text:span text:style-name="T34_196"><text:s/></text:span><text:span text:style-name="T34_197">konstruując</text:span><text:span text:style-name="T34_198"><text:s/></text:span><text:span text:style-name="T34_199">potężne</text:span><text:span text:style-name="T34_200"><text:s/></text:span><text:span text:style-name="T34_201">cuda</text:span><text:span text:style-name="T34_202"><text:s/></text:span><text:span text:style-name="T34_203">świata</text:span><text:span text:style-name="T34_204">,<text:s/></text:span><text:span text:style-name="T34_205">które</text:span><text:span text:style-name="T34_206"><text:s/></text:span><text:span text:style-name="T34_207">dawały</text:span><text:span text:style-name="T34_208"><text:s/></text:span><text:span text:style-name="T34_209">niebagatelne</text:span><text:span text:style-name="T34_210"><text:s/></text:span><text:span text:style-name="T34_211">korzyści</text:span><text:span text:style-name="T34_212"><text:s/></text:span><text:span text:style-name="T34_213">naszej</text:span><text:span text:style-name="T34_214"><text:s/></text:span><text:span text:style-name="T34_215">cywilizacji</text:span><text:span text:style-name="T34_216">.<text:s/></text:span><text:span text:style-name="T34_217">Możliwość</text:span><text:span text:style-name="T34_218"><text:s/></text:span><text:span text:style-name="T34_219">wyboru</text:span><text:span text:style-name="T34_220"><text:s/></text:span><text:span text:style-name="T34_221">spośród</text:span><text:span text:style-name="T34_222"><text:s/></text:span><text:span text:style-name="T34_223">czternastu</text:span><text:span text:style-name="T34_224"><text:s/></text:span><text:span text:style-name="T34_225">cywilizacji</text:span><text:span text:style-name="T34_226"><text:s/></text:span><text:span text:style-name="T34_227">również</text:span><text:span text:style-name="T34_228"><text:s/></text:span><text:span text:style-name="T34_229">była</text:span><text:span text:style-name="T34_230"><text:s/></text:span><text:span text:style-name="T34_231">jedną</text:span><text:span text:style-name="T34_232"><text:s/></text:span><text:span text:style-name="T34_233">z</text:span><text:span text:style-name="T34_234"><text:s/></text:span><text:span text:style-name="T34_235">największych</text:span><text:span text:style-name="T34_236"><text:s/></text:span><text:span text:style-name="T34_237">zalet</text:span><text:span text:style-name="T34_238"><text:s/></text:span><text:span text:style-name="T34_239">tej</text:span><text:span text:style-name="T34_240"><text:s/></text:span><text:span text:style-name="T34_241">gry</text:span><text:span text:style-name="T34_242">,<text:s/></text:span><text:span text:style-name="T34_243">która</text:span><text:span text:style-name="T34_244"><text:s/></text:span><text:span text:style-name="T34_245">na</text:span><text:span text:style-name="T34_246"><text:s/></text:span><text:span text:style-name="T34_247">dodatek</text:span><text:span text:style-name="T34_248"><text:s/></text:span><text:span text:style-name="T34_249">pozwalała</text:span><text:span text:style-name="T34_250"><text:s/></text:span><text:span text:style-name="T34_251">tworzyć</text:span><text:span text:style-name="T34_252"><text:s/></text:span><text:span text:style-name="T34_253">doprawdy</text:span><text:span text:style-name="T34_254"><text:s/></text:span><text:span text:style-name="T34_255">zabawne</text:span><text:span text:style-name="T34_256"><text:s/></text:span><text:span text:style-name="T34_257">kombinacje</text:span><text:span text:style-name="T34_258">,<text:s/></text:span><text:span text:style-name="T34_259">na</text:span><text:span text:style-name="T34_260"><text:s/></text:span><text:span text:style-name="T34_261">przykład</text:span><text:span text:style-name="T34_262"><text:s/></text:span><text:span text:style-name="T34_263">komunistyczne</text:span><text:span text:style-name="T34_264"><text:s/></text:span><text:span text:style-name="T34_265">Stany</text:span><text:span text:style-name="T34_266"><text:s/></text:span><text:span text:style-name="T34_267">Zjednoczone</text:span><text:span text:style-name="T34_268"><text:s/></text:span><text:span text:style-name="T34_269">czy</text:span><text:span text:style-name="T34_270"><text:s/></text:span><text:span text:style-name="T34_271">demokratyczne</text:span><text:span text:style-name="T34_272"><text:s/></text:span><text:span text:style-name="T34_273">Imperium</text:span><text:span text:style-name="T34_274"><text:s/></text:span><text:span text:style-name="T34_275">Zulusów</text:span><text:span text:style-name="T34_276">.<text:s/></text:span><text:span text:style-name="T34_277">Jako</text:span><text:span text:style-name="T34_278"><text:s/></text:span><text:span text:style-name="T34_279">że</text:span><text:span text:style-name="T34_280"><text:s/></text:span><text:span text:style-name="T34_281">nie</text:span><text:span text:style-name="T34_282"><text:s/></text:span><text:span text:style-name="T34_283">samą</text:span><text:span text:style-name="T34_284"><text:s/></text:span><text:span text:style-name="T34_285">wojną</text:span><text:span text:style-name="T34_286"><text:s/></text:span><text:span text:style-name="T34_287">i</text:span><text:span text:style-name="T34_288"><text:s/></text:span><text:span text:style-name="T34_289">polityką</text:span><text:span text:style-name="T34_290"><text:s/></text:span><text:span text:style-name="T34_291">człowiek</text:span><text:span text:style-name="T34_292"><text:s/></text:span><text:span text:style-name="T34_293">żyje</text:span><text:span text:style-name="T34_294">,<text:s/></text:span><text:span text:style-name="T34_295">to</text:span><text:span text:style-name="T34_296"><text:s/></text:span><text:span text:style-name="T34_297">niejednokrotnie</text:span><text:span text:style-name="T34_298"><text:s/></text:span><text:span text:style-name="T34_299">musieliśmy</text:span><text:span text:style-name="T34_300"><text:s/></text:span><text:span text:style-name="T34_301">kierować</text:span><text:span text:style-name="T34_302"><text:s/></text:span><text:span text:style-name="T34_303">naszych</text:span><text:span text:style-name="T34_304"><text:s/></text:span><text:span text:style-name="T34_305">osadników</text:span><text:span text:style-name="T34_306"><text:s/></text:span><text:span text:style-name="T34_307">do</text:span><text:span text:style-name="T34_308"><text:s/></text:span><text:span text:style-name="T34_309">budowy</text:span><text:span text:style-name="T34_310"><text:s/></text:span><text:span text:style-name="T34_311">dróg</text:span><text:span text:style-name="T34_312">,<text:s/></text:span><text:span text:style-name="T34_313">nawadniania</text:span><text:span text:style-name="T34_314"><text:s/></text:span><text:span text:style-name="T34_315">pól</text:span><text:span text:style-name="T34_316"><text:s/></text:span><text:span text:style-name="T34_317">czy</text:span><text:span text:style-name="T34_318"><text:s/></text:span><text:span text:style-name="T34_319">tworzenia</text:span><text:span text:style-name="T34_320"><text:s/></text:span><text:span text:style-name="T34_321">nowych</text:span><text:span text:style-name="T34_322"><text:s/></text:span><text:span text:style-name="T34_323">kopalni</text:span><text:span text:style-name="T34_324">,<text:s/></text:span><text:span text:style-name="T34_325">co</text:span><text:span text:style-name="T34_326"><text:s/></text:span><text:span text:style-name="T34_327">wpływało</text:span><text:span text:style-name="T34_328"><text:s/></text:span><text:span text:style-name="T34_329">korzystnie</text:span><text:span text:style-name="T34_330"><text:s/></text:span><text:span text:style-name="T34_331">na</text:span><text:span text:style-name="T34_332"><text:s/></text:span><text:span text:style-name="T34_333">nasz</text:span><text:span text:style-name="T34_334"><text:s/></text:span><text:span text:style-name="T34_335">rozwój</text:span><text:span text:style-name="T34_336"><text:s/></text:span><text:span text:style-name="T34_337">i</text:span><text:span text:style-name="T34_338"><text:s/></text:span><text:span text:style-name="T34_339">pozwalało</text:span><text:span text:style-name="T34_340"><text:s/></text:span><text:span text:style-name="T34_341">osiągnąć</text:span><text:span text:style-name="T34_342"><text:s/></text:span><text:span text:style-name="T34_343">ostateczne</text:span><text:span text:style-name="T34_344"><text:s/></text:span><text:span text:style-name="T34_345">zwycięstwo</text:span><text:span text:style-name="T34_346">.<text:s/></text:span><text:span text:style-name="T34_347">Wszystko</text:span><text:span text:style-name="T34_348"><text:s/></text:span><text:span text:style-name="T34_349">to</text:span><text:span text:style-name="T34_350"><text:s/></text:span><text:span text:style-name="T34_351">opakowane</text:span><text:span text:style-name="T34_352"><text:s/></text:span><text:span text:style-name="T34_353">było</text:span><text:span text:style-name="T34_354"><text:s/></text:span><text:span text:style-name="T34_355">w</text:span><text:span text:style-name="T34_356"><text:s/></text:span><text:span text:style-name="T34_357">niezłą</text:span><text:span text:style-name="T34_358"><text:s/></text:span><text:span text:style-name="T34_359">grafikę</text:span><text:span text:style-name="T34_360">,<text:s/></text:span><text:span text:style-name="T34_361">która</text:span><text:span text:style-name="T34_362"><text:s/></text:span><text:span text:style-name="T34_363">cechowała</text:span><text:span text:style-name="T34_364"><text:s/></text:span><text:span text:style-name="T34_365">się</text:span><text:span text:style-name="T34_366"><text:s/></text:span><text:span text:style-name="T34_367">sporą</text:span><text:span text:style-name="T34_368"><text:s/></text:span><text:span text:style-name="T34_369">dokładnością</text:span><text:span text:style-name="T34_370">,<text:s/></text:span><text:span text:style-name="T34_371">oczywiście</text:span><text:span text:style-name="T34_372"><text:s/></text:span><text:span text:style-name="T34_373">jak</text:span><text:span text:style-name="T34_374"><text:s/></text:span><text:span text:style-name="T34_375">na</text:span><text:span text:style-name="T34_376"><text:s/></text:span><text:span text:style-name="T34_377">tamte</text:span><text:span text:style-name="T34_378"><text:s/></text:span><text:span text:style-name="T34_379">czasy</text:span><text:span text:style-name="T34_380">.<text:s/></text:span><text:span text:style-name="T34_381">Jednak</text:span><text:span text:style-name="T34_382"><text:s/></text:span><text:span text:style-name="T34_383">tym</text:span><text:span text:style-name="T34_384">,<text:s/></text:span><text:span text:style-name="T34_385">co</text:span><text:span text:style-name="T34_386"><text:s/></text:span><text:span text:style-name="T34_387">przesądzało</text:span><text:span text:style-name="T34_388"><text:s/></text:span><text:span text:style-name="T34_389">o</text:span><text:span text:style-name="T34_390"><text:s/></text:span><text:span text:style-name="T34_391">sukcesie</text:span><text:span text:style-name="T34_392"><text:s/></text:span><text:span text:style-name="T34_393">i</text:span><text:span text:style-name="T34_394"><text:s/></text:span><text:span text:style-name="T34_395">popularności</text:span><text:span text:style-name="T34_396"><text:s/></text:span><text:span text:style-name="T34_397">tej</text:span><text:span text:style-name="T34_398"><text:s/></text:span><text:span text:style-name="T34_399">gry</text:span><text:span text:style-name="T34_400">,<text:s/></text:span><text:span text:style-name="T34_401">była</text:span><text:span text:style-name="T34_402"><text:s/></text:span><text:span text:style-name="T34_403">jej</text:span><text:span text:style-name="T34_404"><text:s/></text:span><text:span text:style-name="T34_405">niesamowita</text:span><text:span text:style-name="T34_406">,<text:s/></text:span><text:span text:style-name="T34_407">zabójcza</text:span><text:span text:style-name="T34_408"><text:s/></text:span><text:span text:style-name="T34_409">wręcz</text:span><text:span text:style-name="T34_410"><text:s/></text:span><text:span text:style-name="T34_411">grywalność</text:span><text:span text:style-name="T34_412">.<text:s/></text:span><text:span text:style-name="T34_413">Można</text:span><text:span text:style-name="T34_414"><text:s/></text:span><text:span text:style-name="T34_415">powiedzieć</text:span><text:span text:style-name="T34_416">,<text:s/></text:span><text:span text:style-name="T34_417">iż</text:span><text:span text:style-name="T34_418"><text:s/></text:span><text:span text:style-name="T34_419">właśnie</text:span><text:span text:style-name="T34_420"><text:s/></text:span><text:span text:style-name="T34_421">Cywilizacja</text:span><text:span text:style-name="T34_422"><text:s/></text:span><text:span text:style-name="T34_423">spopularyzowała</text:span><text:span text:style-name="T34_424"><text:s/></text:span><text:span text:style-name="T34_425">znane</text:span><text:span text:style-name="T34_426"><text:s/></text:span><text:span text:style-name="T34_427">obecnie</text:span><text:span text:style-name="T34_428"><text:s/></text:span><text:span text:style-name="T34_429">powszechnie</text:span><text:span text:style-name="T34_430"><text:s/></text:span><text:span text:style-name="T34_431">powiedzonko</text:span><text:span text:style-name="T34_432"><text:s/>„</text:span><text:span text:style-name="T34_433">Jeszcze</text:span><text:span text:style-name="T34_434"><text:s/></text:span><text:span text:style-name="T34_435">tylko</text:span><text:span text:style-name="T34_436"><text:s/></text:span><text:span text:style-name="T34_437">jedna</text:span><text:span text:style-name="T34_438"><text:s/></text:span><text:span text:style-name="T34_439">tura</text:span><text:span text:style-name="T34_440">!”<text:s/>(</text:span><text:span text:style-name="T34_441">Mój</text:span><text:span text:style-name="T34_442"><text:s/></text:span><text:span text:style-name="T34_443">Boże</text:span><text:span text:style-name="T34_444">!<text:s/></text:span><text:span text:style-name="T34_445">Czy</text:span><text:span text:style-name="T34_446"><text:s/></text:span><text:span text:style-name="T34_447">to</text:span><text:span text:style-name="T34_448"><text:s/></text:span><text:span text:style-name="T34_449">już</text:span><text:span text:style-name="T34_450"><text:s/></text:span><text:span text:style-name="T34_451">świta</text:span><text:span text:style-name="T34_452">?).<text:s/></text:span><text:span text:style-name="T34_453">Brak</text:span><text:span text:style-name="T34_454"><text:s/></text:span><text:span text:style-name="T34_455">fabuły</text:span><text:span text:style-name="T34_456"><text:s/></text:span><text:span text:style-name="T34_457">jako</text:span><text:span text:style-name="T34_458"><text:s/></text:span><text:span text:style-name="T34_459">takiej</text:span><text:span text:style-name="T34_460"><text:s/></text:span><text:span text:style-name="T34_461">powodował</text:span><text:span text:style-name="T34_462">,<text:s/></text:span><text:span text:style-name="T34_463">iż</text:span><text:span text:style-name="T34_464"><text:s/></text:span><text:span text:style-name="T34_465">można</text:span><text:span text:style-name="T34_466"><text:s/></text:span><text:span text:style-name="T34_467">było</text:span><text:span text:style-name="T34_468"><text:s/></text:span><text:span text:style-name="T34_469">stale</text:span><text:span text:style-name="T34_470"><text:s/></text:span><text:span text:style-name="T34_471">zaczynać</text:span><text:span text:style-name="T34_472"><text:s/></text:span><text:span text:style-name="T34_473">od</text:span><text:span text:style-name="T34_474"><text:s/></text:span><text:span text:style-name="T34_475">początku</text:span><text:span text:style-name="T34_476"><text:s/></text:span><text:span text:style-name="T34_477">i</text:span><text:span text:style-name="T34_478"><text:s/></text:span><text:span text:style-name="T34_479">za</text:span><text:span text:style-name="T34_480"><text:s/></text:span><text:span text:style-name="T34_481">każdym</text:span><text:span text:style-name="T34_482"><text:s/></text:span><text:span text:style-name="T34_483">razem</text:span><text:span text:style-name="T34_484"><text:s/></text:span><text:span text:style-name="T34_485">grać</text:span><text:span text:style-name="T34_486"><text:s/></text:span><text:span text:style-name="T34_487">nieco</text:span><text:span text:style-name="T34_488"><text:s/></text:span><text:span text:style-name="T34_489">inaczej</text:span><text:span text:style-name="T34_490">,<text:s/></text:span><text:span text:style-name="T34_491">by</text:span><text:span text:style-name="T34_492"><text:s/></text:span><text:span text:style-name="T34_493">osiągnąć</text:span><text:span text:style-name="T34_494"><text:s/></text:span><text:span text:style-name="T34_495">ostateczny</text:span><text:span text:style-name="T34_496"><text:s/></text:span><text:span text:style-name="T34_497">efekt</text:span><text:span text:style-name="T34_498">.<text:s/></text:span><text:span text:style-name="T34_499">O</text:span><text:span text:style-name="T34_500"><text:s/></text:span><text:span text:style-name="T34_501">popularności</text:span><text:span text:style-name="T34_502"><text:s/></text:span><text:span text:style-name="T34_503">tego</text:span><text:span text:style-name="T34_504"><text:s/></text:span><text:span text:style-name="T34_505">tytułu</text:span><text:span text:style-name="T34_506"><text:s/></text:span><text:span text:style-name="T34_507">dobitnie</text:span><text:span text:style-name="T34_508"><text:s/></text:span><text:span text:style-name="T34_509">świadczy</text:span><text:span text:style-name="T34_510"><text:s/></text:span><text:span text:style-name="T34_511">też</text:span><text:span text:style-name="T34_512"><text:s/></text:span><text:span text:style-name="T34_513">fakt</text:span><text:span text:style-name="T34_514">,<text:s/></text:span><text:span text:style-name="T34_515">iż</text:span><text:span text:style-name="T34_516"><text:s/></text:span><text:span text:style-name="T34_517">kolejne</text:span><text:span text:style-name="T34_518"><text:s/></text:span><text:span text:style-name="T34_519">części</text:span><text:span text:style-name="T34_520"><text:s/></text:span><text:span text:style-name="T34_521">wypuszczane</text:span><text:span text:style-name="T34_522"><text:s/></text:span><text:span text:style-name="T34_523">są</text:span><text:span text:style-name="T34_524"><text:s/></text:span><text:span text:style-name="T34_525">nadal</text:span><text:span text:style-name="T34_526">,<text:s/></text:span><text:span text:style-name="T34_527">a</text:span><text:span text:style-name="T34_528"><text:s/></text:span><text:span text:style-name="T34_529">fani</text:span><text:span text:style-name="T34_530"><text:s/></text:span><text:span text:style-name="T34_531">na</text:span><text:span text:style-name="T34_532"><text:s/></text:span><text:span text:style-name="T34_533">całym</text:span><text:span text:style-name="T34_534"><text:s/></text:span><text:span text:style-name="T34_535">świecie</text:span><text:span text:style-name="T34_536"><text:s/></text:span><text:span text:style-name="T34_537">wciąż</text:span><text:span text:style-name="T34_538"><text:s/></text:span><text:span text:style-name="T34_539">się</text:span><text:span text:style-name="T34_540"><text:s/></text:span><text:span text:style-name="T34_541">zagrywają</text:span><text:span text:style-name="T34_542"><text:s/></text:span><text:span text:style-name="T34_543">w</text:span><text:span text:style-name="T34_544"><text:s/></text:span><text:span text:style-name="T34_545">coraz</text:span><text:span text:style-name="T34_546"><text:s/></text:span><text:span text:style-name="T34_547">to</text:span><text:span text:style-name="T34_548"><text:s/></text:span><text:span text:style-name="T34_549">lepsze</text:span><text:span text:style-name="T34_550"><text:s/></text:span><text:span text:style-name="T34_551">graficznie</text:span><text:span text:style-name="T34_552"><text:s/></text:span><text:span text:style-name="T34_553">i</text:span><text:span text:style-name="T34_554"><text:s/></text:span><text:span text:style-name="T34_555">bardziej</text:span><text:span text:style-name="T34_556"><text:s/></text:span><text:span text:style-name="T34_557">zaawansowane</text:span><text:span text:style-name="T34_558"><text:s/></text:span><text:span text:style-name="T34_559">wersje</text:span><text:span text:style-name="T34_560"><text:s/></text:span><text:span text:style-name="T34_561">klasycznego</text:span><text:span text:style-name="T34_562"><text:s/></text:span><text:span text:style-name="T34_563">przeboju</text:span><text:span text:style-name="T34_564">.<text:s/></text:span><text:span text:style-name="T34_565">Może</text:span><text:span text:style-name="T34_566"><text:s/></text:span><text:span text:style-name="T34_567">jednak</text:span><text:span text:style-name="T34_568"><text:s/></text:span><text:span text:style-name="T34_569">czasami</text:span><text:span text:style-name="T34_570"><text:s/></text:span><text:span text:style-name="T34_571">warto</text:span><text:span text:style-name="T34_572"><text:s/></text:span><text:span text:style-name="T34_573">oderwać</text:span><text:span text:style-name="T34_574"><text:s/></text:span><text:span text:style-name="T34_575">się</text:span><text:span text:style-name="T34_576"><text:s/></text:span><text:span text:style-name="T34_577">od</text:span><text:span text:style-name="T34_578"><text:s/></text:span><text:span text:style-name="T34_579">tych</text:span><text:span text:style-name="T34_580"><text:s/></text:span><text:span text:style-name="T34_581">nowości</text:span><text:span text:style-name="T34_582"><text:s/></text:span><text:span text:style-name="T34_583">i</text:span><text:span text:style-name="T34_584"><text:s/></text:span><text:span text:style-name="T34_585">rzucić</text:span><text:span text:style-name="T34_586"><text:s/></text:span><text:span text:style-name="T34_587">okiem</text:span><text:span text:style-name="T34_588"><text:s/></text:span><text:span text:style-name="T34_589">na</text:span><text:span text:style-name="T34_590"><text:s/></text:span><text:span text:style-name="T34_591">sam</text:span><text:span text:style-name="T34_592"><text:s/></text:span><text:span text:style-name="T34_593">pierwowzór</text:span><text:span text:style-name="T34_594">?<text:s/></text:span><text:span text:style-name="T34_595">Choćby</text:span><text:span text:style-name="T34_596"><text:s/></text:span><text:span text:style-name="T34_597">z</text:span><text:span text:style-name="T34_598"><text:s/></text:span><text:span text:style-name="T34_599">czystej</text:span><text:span text:style-name="T34_600"><text:s/></text:span><text:span text:style-name="T34_601">ciekawości</text:span><text:span text:style-name="T34_602">.<text:s/></text:span><text:span text:style-name="T34_603">Serdecznie</text:span><text:span text:style-name="T34_604"><text:s/></text:span><text:span text:style-name="T34_605">do</text:span><text:span text:style-name="T34_606"><text:s/></text:span><text:span text:style-name="T34_607">tego</text:span><text:span text:style-name="T34_608"><text:s/></text:span><text:span text:style-name="T34_609">zachęcam</text:span><text:span text:style-name="T34_610">!</text:span></text:p>
      <text:p text:style-name="P35"/>
      <text:p text:style-name="P36"><text:span text:style-name="T36_1">Link</text:span><text:span text:style-name="T36_2"><text:s/></text:span><text:span text:style-name="T36_3">do</text:span><text:span text:style-name="T36_4"><text:s/></text:span><text:span text:style-name="T36_5">obrazka</text:span><text:span text:style-name="T36_6">:<text:s/></text:span><text:span text:style-name="T36_7"><text:a xlink:type="simple" xlink:href="http://upload.wikimedia.org/wikipedia/en/a/a7/CivilizationAmigaAGA.png"><text:span text:style-name="T36_8">1</text:span></text:a></text:span><text:span text:style-name="T36_9"><text:s/></text:span><text:span text:style-name="T36_10"><text:a xlink:type="simple" xlink:href="http://upload.wikimedia.org/wikipedia/en/e/ec/Civilizationboxart.jpg"><text:span text:style-name="T36_11">2</text:span></text:a></text:span></text:p>
      <text:p text:style-name="P37"><text:span text:style-name="T37_1">Link</text:span><text:span text:style-name="T37_2"><text:s/></text:span><text:span text:style-name="T37_3">do</text:span><text:span text:style-name="T37_4"><text:s/></text:span><text:span text:style-name="T37_5">źródła</text:span><text:span text:style-name="T37_6">:<text:s/></text:span><text:span text:style-name="T37_7"><text:a xlink:type="simple" xlink:href="http://en.wikipedia.org/wiki/File:CivilizationAmigaAGA.png"><text:span text:style-name="T37_8">1</text:span></text:a></text:span><text:span text:style-name="T37_9"><text:s/></text:span><text:span text:style-name="T37_10"><text:a xlink:type="simple" xlink:href="http://en.wikipedia.org/wiki/File:Civilizationboxart.jpg"><text:span text:style-name="T37_11">2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